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2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ll Gothic Std Black" svg:font-family="'Bell Gothic Std Black'" style:font-adornments="Black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aMathematicaCellInput">
      <style:text-properties officeooo:paragraph-rsid="0009bec7"/>
    </style:style>
    <style:style style:name="P2" style:family="paragraph" style:parent-style-name="aaSubsection_20_Title">
      <style:text-properties officeooo:paragraph-rsid="0009bec7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9bec7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9bec7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09bec7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9be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9bec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9bec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9bec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italic" fo:text-shadow="none" style:text-underline-style="none" fo:font-weight="normal" officeooo:rsid="008c56eb" officeooo:paragraph-rsid="0009bec7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9be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9be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fd6c41" officeooo:paragraph-rsid="0009be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cd6dc" officeooo:paragraph-rsid="0009be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09be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officeooo:paragraph-rsid="0009bec7"/>
    </style:style>
    <style:style style:name="P27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9bec7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9bec7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" style:family="text">
      <style:text-properties style:font-name="Times New Roman" fo:font-size="10pt" fo:font-weight="normal" officeooo:rsid="00db4a9c" style:font-name-asian="Courier New" style:font-size-asian="10pt" style:font-weight-asian="normal" style:font-name-complex="Courier New" style:font-size-complex="10pt" style:font-weight-complex="normal"/>
    </style:style>
    <style:style style:name="T2" style:family="text">
      <style:text-properties style:font-name="Times New Roman" fo:font-size="10pt" fo:font-weight="normal" officeooo:rsid="00dd08f2" style:font-name-asian="Courier New" style:font-size-asian="10pt" style:font-weight-asian="normal" style:font-name-complex="Courier New" style:font-size-complex="10pt" style:font-weight-complex="normal"/>
    </style:style>
    <style:style style:name="T3" style:family="text">
      <style:text-properties style:font-name="Times New Roman" fo:font-size="10pt" fo:font-weight="normal" officeooo:rsid="010a0d10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style:font-name="Times New Roman" fo:font-size="10pt" fo:font-weight="normal" officeooo:rsid="01a39833" style:font-name-asian="Courier New" style:font-size-asian="10pt" style:font-weight-asian="normal" style:font-name-complex="Courier New" style:font-size-complex="10pt" style:font-weight-complex="normal"/>
    </style:style>
    <style:style style:name="T5" style:family="text">
      <style:text-properties style:font-name="Times New Roman" fo:font-size="10pt" fo:font-weight="normal" officeooo:rsid="00377481" style:font-name-asian="Courier New" style:font-size-asian="10pt" style:font-weight-asian="normal" style:font-name-complex="Courier New" style:font-size-complex="10pt" style:font-weight-complex="normal"/>
    </style:style>
    <style:style style:name="T6" style:family="text">
      <style:text-properties style:font-name="Times New Roman" fo:font-size="10pt" fo:font-weight="normal" officeooo:rsid="00e0ccf0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style:font-name="Times New Roman" fo:font-size="10pt" fo:font-weight="normal" officeooo:rsid="01a76c67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font-name="Times New Roman" fo:font-size="10pt" fo:font-weight="normal" officeooo:rsid="00462bfc" style:font-name-asian="Courier New" style:font-size-asian="10pt" style:font-weight-asian="normal" style:font-name-complex="Courier New" style:font-size-complex="10pt" style:font-weight-complex="normal"/>
    </style:style>
    <style:style style:name="T9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7631b2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1c1fbd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39691d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d11dfc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06b18d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0462bfc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1a76c67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0377481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320d02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0fd6c41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48153c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242b8f5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107c858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officeooo:rsid="01a70c27" style:font-name-asian="Courier New" style:font-size-asian="10pt" style:font-name-complex="Courier New" style:font-size-complex="10pt"/>
    </style:style>
    <style:style style:name="T27" style:family="text">
      <style:text-properties style:font-name="Times New Roman" fo:font-size="10pt" officeooo:rsid="0038f777" style:font-name-asian="Courier New" style:font-size-asian="10pt" style:font-name-complex="Courier New" style:font-size-complex="10pt"/>
    </style:style>
    <style:style style:name="T28" style:family="text">
      <style:text-properties style:font-name="Times New Roman" fo:font-size="10pt" officeooo:rsid="025d47ec" style:font-name-asian="Courier New" style:font-size-asian="10pt" style:font-name-complex="Courier New" style:font-size-complex="10pt"/>
    </style:style>
    <style:style style:name="T29" style:family="text">
      <style:text-properties style:font-name="Times New Roman" fo:font-size="10pt" officeooo:rsid="003b92e5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25ff9ff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1a80600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1a8087a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04cdc93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2609fa7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03a27ea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03b6666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0cef7d3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1a8e2c0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108a93a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046f29f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10a0d10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officeooo:rsid="0049b781" style:font-name-asian="Courier New" style:font-size-asian="10pt" style:font-name-complex="Courier New" style:font-size-complex="10pt"/>
    </style:style>
    <style:style style:name="T43" style:family="text">
      <style:text-properties style:font-name="Times New Roman" fo:font-size="10pt" officeooo:rsid="00db4a9c" style:font-name-asian="Courier New" style:font-size-asian="10pt" style:font-name-complex="Courier New" style:font-size-complex="10pt"/>
    </style:style>
    <style:style style:name="T44" style:family="text">
      <style:text-properties style:font-name="Times New Roman" fo:font-size="10pt" fo:font-style="normal" officeooo:rsid="0106609d" style:font-name-asian="Courier New" style:font-size-asian="10pt" style:font-style-asian="normal" style:font-name-complex="Courier New" style:font-size-complex="10pt" style:font-style-complex="normal"/>
    </style:style>
    <style:style style:name="T45" style:family="text">
      <style:text-properties style:font-name="Times New Roman" fo:font-size="10pt" fo:font-style="normal" officeooo:rsid="003b92e5" style:font-name-asian="Courier New" style:font-size-asian="10pt" style:font-style-asian="normal" style:font-name-complex="Courier New" style:font-size-complex="10pt" style:font-style-complex="normal"/>
    </style:style>
    <style:style style:name="T46" style:family="text">
      <style:text-properties style:font-name="Times New Roman" fo:font-size="10pt" fo:font-style="normal" officeooo:rsid="005a182b" style:font-name-asian="Courier New" style:font-size-asian="10pt" style:font-style-asian="normal" style:font-name-complex="Courier New" style:font-size-complex="10pt" style:font-style-complex="normal"/>
    </style:style>
    <style:style style:name="T47" style:family="text">
      <style:text-properties style:font-name="Times New Roman" fo:font-size="10pt" fo:font-style="normal" officeooo:rsid="01a70c27" style:font-name-asian="Courier New" style:font-size-asian="10pt" style:font-style-asian="normal" style:font-name-complex="Courier New" style:font-size-complex="10pt" style:font-style-complex="normal"/>
    </style:style>
    <style:style style:name="T48" style:family="text">
      <style:text-properties style:font-name="Times New Roman" fo:font-size="10pt" fo:font-style="normal" officeooo:rsid="02ba8f00" style:font-name-asian="Courier New" style:font-size-asian="10pt" style:font-style-asian="normal" style:font-name-complex="Courier New" style:font-size-complex="10pt" style:font-style-complex="normal"/>
    </style:style>
    <style:style style:name="T49" style:family="text">
      <style:text-properties style:font-name="Times New Roman" fo:font-size="10pt" fo:font-style="normal" officeooo:rsid="003caa79" style:font-name-asian="Courier New" style:font-size-asian="10pt" style:font-style-asian="normal" style:font-name-complex="Courier New" style:font-size-complex="10pt" style:font-style-complex="normal"/>
    </style:style>
    <style:style style:name="T50" style:family="text">
      <style:text-properties style:font-name="Times New Roman" fo:font-size="10pt" fo:font-style="normal" officeooo:rsid="00e0ccf0" style:font-name-asian="Courier New" style:font-size-asian="10pt" style:font-style-asian="normal" style:font-name-complex="Courier New" style:font-size-complex="10pt" style:font-style-complex="normal"/>
    </style:style>
    <style:style style:name="T51" style:family="text">
      <style:text-properties style:font-name="Times New Roman" fo:font-size="10pt" fo:font-style="normal" officeooo:rsid="00cef7d3" style:font-name-asian="Courier New" style:font-size-asian="10pt" style:font-style-asian="normal" style:font-name-complex="Courier New" style:font-size-complex="10pt" style:font-style-complex="normal"/>
    </style:style>
    <style:style style:name="T52" style:family="text">
      <style:text-properties style:font-name="Times New Roman" fo:font-size="10pt" fo:font-style="normal" fo:font-weight="bold" officeooo:rsid="005a182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3" style:family="text">
      <style:text-properties style:font-name="Times New Roman" fo:font-size="10pt" fo:font-style="italic" officeooo:rsid="00233959" style:font-name-asian="Courier New" style:font-size-asian="10pt" style:font-style-asian="italic" style:font-name-complex="Courier New" style:font-size-complex="10pt" style:font-style-complex="italic"/>
    </style:style>
    <style:style style:name="T54" style:family="text">
      <style:text-properties style:font-name="Times New Roman" fo:font-size="10pt" fo:font-style="italic" officeooo:rsid="003bee55" style:font-name-asian="Courier New" style:font-size-asian="10pt" style:font-style-asian="italic" style:font-name-complex="Courier New" style:font-size-complex="10pt" style:font-style-complex="italic"/>
    </style:style>
    <style:style style:name="T55" style:family="text">
      <style:text-properties style:font-name="Times New Roman" fo:font-size="10pt" fo:font-style="italic" officeooo:rsid="00320d02" style:font-name-asian="Courier New" style:font-size-asian="10pt" style:font-style-asian="italic" style:font-name-complex="Courier New" style:font-size-complex="10pt" style:font-style-complex="italic"/>
    </style:style>
    <style:style style:name="T56" style:family="text">
      <style:text-properties style:font-name="Times New Roman" fo:font-size="10pt" fo:font-style="italic" officeooo:rsid="0107c858" style:font-name-asian="Courier New" style:font-size-asian="10pt" style:font-style-asian="italic" style:font-name-complex="Courier New" style:font-size-complex="10pt" style:font-style-complex="italic"/>
    </style:style>
    <style:style style:name="T57" style:family="text">
      <style:text-properties style:font-name="Times New Roman" fo:font-size="10pt" fo:font-style="italic" officeooo:rsid="01a8087a" style:font-name-asian="Courier New" style:font-size-asian="10pt" style:font-style-asian="italic" style:font-name-complex="Courier New" style:font-size-complex="10pt" style:font-style-complex="italic"/>
    </style:style>
    <style:style style:name="T58" style:family="text">
      <style:text-properties style:font-name="Times New Roman" fo:font-size="10pt" fo:font-style="italic" officeooo:rsid="003b92e5" style:font-name-asian="Courier New" style:font-size-asian="10pt" style:font-style-asian="italic" style:font-name-complex="Courier New" style:font-size-complex="10pt" style:font-style-complex="italic"/>
    </style:style>
    <style:style style:name="T59" style:family="text">
      <style:text-properties style:font-name="Times New Roman" fo:font-size="18pt" fo:font-weight="normal" officeooo:rsid="0013b92d" style:font-name-asian="Courier New" style:font-size-asian="18pt" style:font-weight-asian="normal" style:font-name-complex="Courier New" style:font-size-complex="18pt" style:font-weight-complex="normal"/>
    </style:style>
    <style:style style:name="T60" style:family="text">
      <style:text-properties style:font-name="Times New Roman" fo:font-size="18pt" fo:font-weight="normal" officeooo:rsid="00668ce7" style:font-name-asian="Courier New" style:font-size-asian="18pt" style:font-weight-asian="normal" style:font-name-complex="Courier New" style:font-size-complex="18pt" style:font-weight-complex="normal"/>
    </style:style>
    <style:style style:name="T61" style:family="text">
      <style:text-properties style:font-name="Times New Roman" fo:font-size="18pt" fo:font-weight="normal" officeooo:rsid="009058c8" style:font-name-asian="Courier New" style:font-size-asian="18pt" style:font-weight-asian="normal" style:font-name-complex="Courier New" style:font-size-complex="18pt" style:font-weight-complex="normal"/>
    </style:style>
    <style:style style:name="T62" style:family="text">
      <style:text-properties fo:font-size="10pt" fo:font-weight="normal" officeooo:rsid="00dd08f2" style:font-size-asian="10pt" style:font-weight-asian="normal" style:font-size-complex="10pt" style:font-weight-complex="normal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officeooo:rsid="009058c8"/>
    </style:style>
    <style:style style:name="T65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6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7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92e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b4a9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9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10a0d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0" style:family="text">
      <style:text-properties officeooo:rsid="007631b2"/>
    </style:style>
    <style:style style:name="T71" style:family="text">
      <style:text-properties officeooo:rsid="01a70c27"/>
    </style:style>
    <style:style style:name="T72" style:family="text">
      <style:text-properties style:font-size-complex="10pt"/>
    </style:style>
    <style:style style:name="T73" style:family="text">
      <style:text-properties officeooo:rsid="00462bfc" style:font-size-complex="10pt"/>
    </style:style>
    <style:style style:name="T74" style:family="text">
      <style:text-properties officeooo:rsid="025d47ec" style:font-size-complex="10pt"/>
    </style:style>
    <style:style style:name="T75" style:family="text">
      <style:text-properties officeooo:rsid="006f69ce" style:font-size-complex="10pt"/>
    </style:style>
    <style:style style:name="T76" style:family="text">
      <style:text-properties officeooo:rsid="0285946f" style:font-size-complex="10pt"/>
    </style:style>
    <style:style style:name="T77" style:family="text">
      <style:text-properties officeooo:rsid="003472a2" style:font-size-complex="10pt"/>
    </style:style>
    <style:style style:name="T78" style:family="text">
      <style:text-properties officeooo:rsid="0039691d" style:font-size-complex="10pt"/>
    </style:style>
    <style:style style:name="T79" style:family="text">
      <style:text-properties officeooo:rsid="02bcaf8c" style:font-size-complex="10pt"/>
    </style:style>
    <style:style style:name="T80" style:family="text">
      <style:text-properties officeooo:rsid="025ff9ff" style:font-size-complex="10pt"/>
    </style:style>
    <style:style style:name="T81" style:family="text">
      <style:text-properties officeooo:rsid="018abfe7" style:font-size-complex="10pt"/>
    </style:style>
    <style:style style:name="T82" style:family="text">
      <style:text-properties officeooo:rsid="004cdc93" style:font-size-complex="10pt"/>
    </style:style>
    <style:style style:name="T83" style:family="text">
      <style:text-properties officeooo:rsid="029dd9bf" style:font-size-complex="10pt"/>
    </style:style>
    <style:style style:name="T84" style:family="text">
      <style:text-properties officeooo:rsid="02bdebce" style:font-size-complex="10pt"/>
    </style:style>
    <style:style style:name="T85" style:family="text">
      <style:text-properties officeooo:rsid="02bed52f" style:font-size-complex="10pt"/>
    </style:style>
    <style:style style:name="T86" style:family="text">
      <style:text-properties officeooo:rsid="029b54f9" style:font-size-complex="10pt"/>
    </style:style>
    <style:style style:name="T87" style:family="text">
      <style:text-properties officeooo:rsid="029fe0e9" style:font-size-complex="10pt"/>
    </style:style>
    <style:style style:name="T88" style:family="text">
      <style:text-properties officeooo:rsid="02a56cfc" style:font-size-complex="10pt"/>
    </style:style>
    <style:style style:name="T89" style:family="text">
      <style:text-properties officeooo:rsid="02c0c0b6" style:font-size-complex="10pt"/>
    </style:style>
    <style:style style:name="T90" style:family="text">
      <style:text-properties officeooo:rsid="029011e1" style:font-size-complex="10pt"/>
    </style:style>
    <style:style style:name="T91" style:family="text">
      <style:text-properties officeooo:rsid="0242b8f5" style:font-size-complex="10pt"/>
    </style:style>
    <style:style style:name="T92" style:family="text">
      <style:text-properties officeooo:rsid="01a76c67"/>
    </style:style>
    <style:style style:name="T93" style:family="text">
      <style:text-properties officeooo:rsid="01899367"/>
    </style:style>
    <style:style style:name="T94" style:family="text">
      <style:text-properties officeooo:rsid="0191a5de"/>
    </style:style>
    <style:style style:name="T95" style:family="text">
      <style:text-properties officeooo:rsid="01a8087a"/>
    </style:style>
    <style:style style:name="T96" style:family="text">
      <style:text-properties officeooo:rsid="004cdc93"/>
    </style:style>
    <style:style style:name="T97" style:family="text">
      <style:text-properties officeooo:rsid="0242b8f5"/>
    </style:style>
    <style:style style:name="T98" style:family="text">
      <style:text-properties style:font-name="Bell Gothic Std Black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ff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3"><text:span text:style-name="MathematicaFormatStandardForm"><text:span text:style-name="T59"/></text:span></text:p>
      <text:p text:style-name="P3"><text:span text:style-name="MathematicaFormatStandardForm"><text:span text:style-name="T60">6: </text:span></text:span><text:span text:style-name="MathematicaFormatStandardForm"><text:span text:style-name="T61">Computing</text:span></text:span><text:span text:style-name="aaBigTitle"><draw:frame draw:style-name="fr1" draw:name="Object780" text:anchor-type="as-char" svg:y="-0.2299in" svg:width="0.7752in" svg:height="0.31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aaBigTitle"><text:span text:style-name="T64">and</text:span></text:span><text:span text:style-name="aaBigTitle"><draw:frame draw:style-name="fr1" draw:name="Object785" text:anchor-type="as-char" svg:y="-0.198in" svg:width="0.5654in" svg:height="0.254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"><text:span text:style-name="aaBigTitle"><text:span text:style-name="T64">with the Dirichlet Hyperbola Method</text:span></text:span></text:p>
      <text:p text:style-name="P3"><text:span text:style-name="MathematicaFormatStandardForm"><text:span text:style-name="T59"/></text:span></text:p>
      <text:p text:style-name="P3"><text:span text:style-name="MathematicaFormatStandardForm"><text:span text:style-name="T59"/></text:span></text:p>
      <text:p text:style-name="P3"><text:span text:style-name="MathematicaFormatStandardForm"><text:span text:style-name="T59"/></text:span></text:p>
      <text:p text:style-name="P6"><text:span text:style-name="MathematicaFormatStandardForm"><text:span text:style-name="T65"/></text:span></text:p>
      <text:p text:style-name="P7"><text:span text:style-name="MathematicaFormatStandardForm"><text:span text:style-name="T9"/></text:span></text:p>
      <text:p text:style-name="P3"><text:span text:style-name="MathematicaFormatStandardForm"><text:span text:style-name="T10">6</text:span></text:span><text:span text:style-name="MathematicaFormatStandardForm"><text:span text:style-name="T11">. </text:span></text:span><text:span text:style-name="MathematicaFormatStandardForm"><text:span text:style-name="T12">Computing </text:span></text:span><text:span text:style-name="MathematicaFormatStandardForm"><text:span text:style-name="T13"><draw:frame draw:style-name="fr1" draw:name="Object7" text:anchor-type="as-char" svg:y="-0.1244in" svg:width="0.3811in" svg:height="0.15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MathematicaFormatStandardForm"><text:span text:style-name="T14">with</text:span></text:span><text:span text:style-name="MathematicaFormatStandardForm"><text:span text:style-name="T13"> </text:span></text:span><text:span text:style-name="MathematicaFormatStandardForm"><text:span text:style-name="T14">t</text:span></text:span><text:span text:style-name="MathematicaFormatStandardForm"><text:span text:style-name="T15">he Hyperbola Method</text:span></text:span></text:p>
      <text:p text:style-name="P3"><text:span text:style-name="MathematicaFormatStandardForm"><text:span text:style-name="T13"/></text:span></text:p>
      <text:p text:style-name="P20"><text:span text:style-name="MathematicaFormatStandardForm"><text:span text:style-name="T44"><text:tab/>Here we</text:span></text:span><text:span text:style-name="MathematicaFormatStandardForm"><text:span text:style-name="T45"> compute</text:span></text:span><text:span text:style-name="MathematicaFormatStandardForm"><text:span text:style-name="T52"><draw:frame draw:style-name="fr1" draw:name="Object230" text:anchor-type="as-char" svg:y="-0.1437in" svg:width="0.5189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45">and</text:span></text:span><text:span text:style-name="MathematicaFormatStandardForm"><text:span text:style-name="T52"><draw:frame draw:style-name="fr1" draw:name="Object231" text:anchor-type="as-char" svg:y="-0.1244in" svg:width="0.3811in" svg:height="0.15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44">pretty</text:span></text:span><text:span text:style-name="MathematicaFormatStandardForm"><text:span text:style-name="T45"> quickly, </text:span></text:span><text:span text:style-name="MathematicaFormatStandardForm"><text:span text:style-name="T44">using</text:span></text:span><text:span text:style-name="MathematicaFormatStandardForm"><text:span text:style-name="T45"> the Dirichlet Hyperbola Method to</text:span></text:span><text:span text:style-name="MathematicaFormatStandardForm"><text:span text:style-name="T52"><draw:frame draw:style-name="fr1" draw:name="Object232" text:anchor-type="as-char" svg:y="-0.1437in" svg:width="0.8043in" svg:height="0.19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46">. <text:s/></text:span></text:span><text:span text:style-name="MathematicaFormatStandardForm"><text:span text:style-name="T47">This approach</text:span></text:span><text:span text:style-name="MathematicaFormatStandardForm"><text:span text:style-name="T44"> </text:span></text:span><text:span text:style-name="MathematicaFormatStandardForm"><text:span text:style-name="T48">computes</text:span></text:span><text:span text:style-name="MathematicaFormatStandardForm"><text:span text:style-name="T44"> </text:span></text:span><text:span text:style-name="MathematicaFormatStandardForm"><text:span text:style-name="T52"><draw:frame draw:style-name="fr1" draw:name="Object253" text:anchor-type="as-char" svg:y="-0.1437in" svg:width="0.5189in" svg:height="0.194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52"> </text:span></text:span><text:span text:style-name="MathematicaFormatStandardForm"><text:span text:style-name="T49">for any complex z i</text:span></text:span><text:span text:style-name="MathematicaFormatStandardForm"><text:span text:style-name="T45">n faster than</text:span></text:span><text:span text:style-name="MathematicaFormatStandardForm"><text:span text:style-name="T50"><draw:frame draw:style-name="fr1" draw:name="Object251" text:anchor-type="as-char" svg:y="-0.1244in" svg:width="0.3744in" svg:height="0.15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45">time and </text:span></text:span><text:span text:style-name="MathematicaFormatStandardForm"><text:span text:style-name="T50"><draw:frame draw:style-name="fr1" draw:name="Object252" text:anchor-type="as-char" svg:y="-0.1244in" svg:width="0.5728in" svg:height="0.15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45">space. <text:s/></text:span></text:span><text:span text:style-name="MathematicaFormatStandardForm"><text:span text:style-name="T51">It</text:span></text:span><text:span text:style-name="MathematicaFormatStandardForm"><text:span text:style-name="T44">'s</text:span></text:span><text:span text:style-name="MathematicaFormatStandardForm"><text:span text:style-name="T49"> especially well suited to computing</text:span></text:span><text:span text:style-name="MathematicaFormatStandardForm"><text:span text:style-name="T46"><draw:frame draw:style-name="fr1" draw:name="Object254" text:anchor-type="as-char" svg:y="-0.1244in" svg:width="0.3811in" svg:height="0.15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51">.</text:span></text:span></text:p>
      <text:p text:style-name="P21"/>
      <text:p text:style-name="P21"/>
      <text:p text:style-name="P10"><text:span text:style-name="MathematicaFormatStandardForm"><text:span text:style-name="T66"/></text:span></text:p>
      <text:p text:style-name="P2"><text:span text:style-name="aaSubSection_20_Title"><text:span text:style-name="T70">6.1</text:span></text:span><text:span text:style-name="aaSubSection_20_Title"> </text:span><text:span text:style-name="aaSubSection_20_Title"><text:span text:style-name="T71">The Function</text:span></text:span><text:span text:style-name="aaSubSection_20_Title"><text:span text:style-name="T71"><draw:frame draw:style-name="fr1" draw:name="Object685" text:anchor-type="as-char" svg:y="-0.1437in" svg:width="0.6972in" svg:height="0.194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0"><text:span text:style-name="MathematicaFormatStandardForm"><text:span text:style-name="T66"/></text:span></text:p>
      <text:p text:style-name="P4"><text:span text:style-name="MathematicaFormatStandardForm"><text:span text:style-name="T4">As a reminder, we previously defined exponential convolutions of the partial sum of the Hurwitz Zeta function as</text:span></text:span></text:p>
      <text:p text:style-name="P4"><text:span text:style-name="MathematicaFormatStandardForm"><text:span text:style-name="T5"/></text:span></text:p>
      <text:p text:style-name="P11"><text:span text:style-name="MathematicaFormatStandardForm"><text:span text:style-name="T9"><draw:frame draw:style-name="fr2" draw:name="Object188" text:anchor-type="as-char" svg:y="-0.1646in" svg:width="2.7866in" svg:height="0.325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1.1</text:span></text:span><text:span text:style-name="FormulaNumber">)</text:span></text:p>
      <text:p text:style-name="P17"><text:span text:style-name="FormulaNumber"/></text:p>
      <text:p text:style-name="P4"><text:span text:style-name="MathematicaFormatStandardForm"><text:span text:style-name="T4">and generalized it, for some function</text:span></text:span><text:span text:style-name="MathematicaFormatStandardForm"><text:span text:style-name="T6"><draw:frame draw:style-name="fr1" draw:name="Object852" text:anchor-type="as-char" svg:y="-0.1244in" svg:width="0.3709in" svg:height="0.15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MathematicaFormatStandardForm"><text:span text:style-name="T6">, </text:span></text:span><text:span text:style-name="MathematicaFormatStandardForm"><text:span text:style-name="T4">as</text:span></text:span></text:p>
      <text:p text:style-name="P4"><text:span text:style-name="MathematicaFormatStandardForm"><text:span text:style-name="T5"/></text:span></text:p>
      <text:p text:style-name="P7"><text:span text:style-name="MathematicaFormatStandardForm"><text:span text:style-name="T16"><draw:frame draw:style-name="fr1" draw:name="Object13" text:anchor-type="as-char" svg:y="-0.1437in" svg:width="2.5417in" svg:height="0.2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1.2</text:span></text:span><text:span text:style-name="FormulaNumber">)</text:span></text:p>
      <text:p text:style-name="P17"><text:span text:style-name="MathematicaFormatStandardForm"><text:span text:style-name="T9"/></text:span></text:p>
      <text:p text:style-name="P1"><text:span text:style-name="aaMathematica"><text:span text:style-name="T73">F[f_, n_, 0, a_] := UnitStep[n-1]</text:span></text:span></text:p>
      <text:p text:style-name="P1"><text:span text:style-name="aaMathematica"><text:span text:style-name="T72">F[f_, n_, k_, a_] := Sum[ f[j] F[f, n/j, k-1, a],{j,a</text:span></text:span><text:span text:style-name="aaMathematica"><text:span text:style-name="T74">+1</text:span></text:span><text:span text:style-name="aaMathematica"><text:span text:style-name="T72">,Floor[n]}]</text:span></text:span></text:p>
      <text:p text:style-name="P14"><text:span text:style-name="MathematicaFormatStandardForm"><text:span text:style-name="T53"/></text:span></text:p>
      <text:p text:style-name="P4"><text:span text:style-name="MathematicaFormatStandardForm"><text:span text:style-name="T4">Now we're going to use some properties of it to compute the Riemann Prime counting function rather quickly.</text:span></text:span></text:p>
      <text:p text:style-name="P4"/>
      <text:p text:style-name="P4"><text:span text:style-name="MathematicaFormatStandardForm"><text:span text:style-name="T7">Our approach is use internal symmetries of</text:span></text:span><text:span text:style-name="aaSubSection_20_Title"><text:span text:style-name="T92"><draw:frame draw:style-name="fr1" draw:name="Object859" text:anchor-type="as-char" svg:y="-0.1437in" svg:width="0.672in" svg:height="0.194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7">to compute it more quickly. <text:s/>To uncover those symmetries, we'll start with the following identity.</text:span></text:span></text:p>
      <text:p text:style-name="P17"/>
      <text:p text:style-name="P17"/>
      <text:p text:style-name="P2"><text:span text:style-name="aaSubSection_20_Title"><text:span text:style-name="T70">6.2</text:span></text:span><text:span text:style-name="aaSubSection_20_Title"> </text:span><text:span text:style-name="aaSubSection_20_Title"><draw:frame draw:style-name="fr1" draw:name="Object411" text:anchor-type="as-char" svg:y="-0.1437in" svg:width="0.672in" svg:height="0.194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aaSubSection_20_Title"><text:span text:style-name="T92">in terms of</text:span></text:span><text:span text:style-name="aaSubSection_20_Title"><text:span text:style-name="T92"><draw:frame draw:style-name="fr1" draw:name="Object107" text:anchor-type="as-char" svg:y="-0.1437in" svg:width="0.8366in" svg:height="0.194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7"><text:span text:style-name="MathematicaFormatStandardForm"><text:span text:style-name="T17"/></text:span></text:p>
      <text:p text:style-name="P18"><text:span text:style-name="MathematicaFormatStandardForm"><text:span text:style-name="T16"><draw:frame draw:style-name="fr1" draw:name="Object211" text:anchor-type="as-char" svg:y="-0.1437in" svg:width="0.672in" svg:height="0.1945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MathematicaFormatStandardForm"><text:span text:style-name="T18">can be expressed in terms of</text:span></text:span><text:span text:style-name="MathematicaFormatStandardForm"><text:span text:style-name="T16"><draw:frame draw:style-name="fr1" draw:name="Object212" text:anchor-type="as-char" svg:y="-0.1437in" svg:width="0.8366in" svg:height="0.194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19">as</text:span></text:span></text:p>
      <text:p text:style-name="P17"/>
      <text:p text:style-name="P15"><text:span text:style-name="MathematicaFormatStandardForm"><text:span text:style-name="T54"><draw:frame draw:style-name="fr3" draw:name="Object838" text:anchor-type="as-char" svg:y="-0.2339in" svg:width="2.5772in" svg:height="0.375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2.1</text:span></text:span><text:span text:style-name="FormulaNumber">)</text:span></text:p>
      <text:p text:style-name="P17"><text:span text:style-name="MathematicaFormatStandardForm"><text:span text:style-name="T17"/></text:span></text:p>
      <text:p text:style-name="P19"/>
      <text:p text:style-name="P10"><text:span text:style-name="MathematicaFormatStandardForm"><text:span text:style-name="T20">The limit of this as </text:span></text:span><text:span text:style-name="MathematicaFormatStandardForm"><text:span text:style-name="T55">n</text:span></text:span><text:span text:style-name="MathematicaFormatStandardForm"><text:span text:style-name="T20"> approaches infinity, </text:span></text:span><text:span text:style-name="MathematicaFormatStandardForm"><text:span text:style-name="T21">if</text:span></text:span><text:span text:style-name="MathematicaFormatStandardForm"><text:span text:style-name="T22"><draw:frame draw:style-name="fr3" draw:name="Object839" text:anchor-type="as-char" svg:y="-0.1244in" svg:width="0.5346in" svg:height="0.15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22">,</text:span></text:span><text:span text:style-name="MathematicaFormatStandardForm"><text:span text:style-name="T20"> is</text:span></text:span></text:p>
      <text:p text:style-name="P14"/>
      <text:p text:style-name="P15"><text:soft-page-break/><text:span text:style-name="MathematicaFormatStandardForm"><text:span text:style-name="T54"><draw:frame draw:style-name="fr3" draw:name="Object742" text:anchor-type="as-char" svg:y="-0.2339in" svg:width="2.0126in" svg:height="0.375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2.2</text:span></text:span><text:span text:style-name="FormulaNumber">)</text:span></text:p>
      <text:p text:style-name="P14"/>
      <text:p text:style-name="P10"><text:span text:style-name="MathematicaFormatStandardForm"><text:span text:style-name="T20">Th</text:span></text:span><text:span text:style-name="MathematicaFormatStandardForm"><text:span text:style-name="T23">is can be generalized as</text:span></text:span></text:p>
      <text:p text:style-name="P14"/>
      <text:p text:style-name="P7"><text:span text:style-name="MathematicaFormatStandardForm"><text:span text:style-name="T16"><draw:frame draw:style-name="fr1" draw:name="Object46" text:anchor-type="as-char" svg:y="-0.2339in" svg:width="2.6256in" svg:height="0.375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2.3</text:span></text:span><text:span text:style-name="FormulaNumber">)</text:span></text:p>
      <text:p text:style-name="P14"><text:span text:style-name="MathematicaFormatStandardForm"><text:span text:style-name="T54"/></text:span></text:p>
      <text:p text:style-name="P1"><text:span text:style-name="aaMathematica"><text:span text:style-name="T75">FullSimplify[Table[ Zeta[s,a]^k-Sum[a^(-s j)Binomial[k,j] Zeta[s, a+1]^(k-j), {j,0,k}],{k,1,5},{a,2,5},{s,2,4}]]</text:span></text:span></text:p>
      <text:p text:style-name="P18"/>
      <text:p text:style-name="P17"><text:span text:style-name="MathematicaFormatStandardForm"><text:span text:style-name="T17"/></text:span></text:p>
      <text:p text:style-name="P2"><text:span text:style-name="aaSubSection_20_Title"><text:span text:style-name="T70">6.3</text:span></text:span><text:span text:style-name="aaSubSection_20_Title"> </text:span><text:span text:style-name="aaSubSection_20_Title"><draw:frame draw:style-name="fr1" draw:name="Object837" text:anchor-type="as-char" svg:y="-0.1437in" svg:width="0.8366in" svg:height="0.1945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aaSubSection_20_Title"><text:span text:style-name="T92">in terms of</text:span></text:span><text:span text:style-name="aaSubSection_20_Title"><text:span text:style-name="T92"><draw:frame draw:style-name="fr1" draw:name="Object858" text:anchor-type="as-char" svg:y="-0.1437in" svg:width="0.672in" svg:height="0.194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8"/>
      <text:p text:style-name="P10"><text:span text:style-name="MathematicaFormatStandardForm"><text:span text:style-name="T18">Although we won't rely on it here, the idea from 6.2 can be inverted as</text:span></text:span></text:p>
      <text:p text:style-name="P10"><text:span text:style-name="MathematicaFormatStandardForm"><text:span text:style-name="T18"/></text:span></text:p>
      <text:p text:style-name="P7"><text:span text:style-name="MathematicaFormatStandardForm"><text:span text:style-name="T16"><draw:frame draw:style-name="fr1" draw:name="Object841" text:anchor-type="as-char" svg:y="-0.2339in" svg:width="2.9043in" svg:height="0.375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3.1</text:span></text:span><text:span text:style-name="FormulaNumber">)</text:span></text:p>
      <text:p text:style-name="P8"/>
      <text:p text:style-name="P10"><text:span text:style-name="MathematicaFormatStandardForm"><text:span text:style-name="T20">The limit of this as </text:span></text:span><text:span text:style-name="MathematicaFormatStandardForm"><text:span text:style-name="T55">n</text:span></text:span><text:span text:style-name="MathematicaFormatStandardForm"><text:span text:style-name="T20"> approaches infinity, </text:span></text:span><text:span text:style-name="MathematicaFormatStandardForm"><text:span text:style-name="T21">if</text:span></text:span><text:span text:style-name="MathematicaFormatStandardForm"><text:span text:style-name="T22"><draw:frame draw:style-name="fr3" draw:name="Object842" text:anchor-type="as-char" svg:y="-0.1244in" svg:width="0.5346in" svg:height="0.15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MathematicaFormatStandardForm"><text:span text:style-name="T22">,</text:span></text:span><text:span text:style-name="MathematicaFormatStandardForm"><text:span text:style-name="T20"> is</text:span></text:span></text:p>
      <text:p text:style-name="P10"><text:span text:style-name="MathematicaFormatStandardForm"><text:span text:style-name="T20"/></text:span></text:p>
      <text:p text:style-name="P15"><text:span text:style-name="MathematicaFormatStandardForm"><text:span text:style-name="T54"><draw:frame draw:style-name="fr3" draw:name="Object743" text:anchor-type="as-char" svg:y="-0.2339in" svg:width="2.3366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3.2</text:span></text:span><text:span text:style-name="FormulaNumber">)</text:span></text:p>
      <text:p text:style-name="P8"/>
      <text:p text:style-name="P10"><text:span text:style-name="MathematicaFormatStandardForm"><text:span text:style-name="T20">Th</text:span></text:span><text:span text:style-name="MathematicaFormatStandardForm"><text:span text:style-name="T23">is can be generalized as</text:span></text:span></text:p>
      <text:p text:style-name="P10"><text:span text:style-name="MathematicaFormatStandardForm"><text:span text:style-name="T23"/></text:span></text:p>
      <text:p text:style-name="P7"><text:span text:style-name="MathematicaFormatStandardForm"><text:span text:style-name="T16"><draw:frame draw:style-name="fr1" draw:name="Object108" text:anchor-type="as-char" svg:y="-0.2339in" svg:width="2.7689in" svg:height="0.375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3.3</text:span></text:span><text:span text:style-name="FormulaNumber">)</text:span></text:p>
      <text:p text:style-name="P17"><text:span text:style-name="MathematicaFormatStandardForm"><text:span text:style-name="T9"/></text:span></text:p>
      <text:p text:style-name="P1"><text:span text:style-name="aaMathematica"><text:span text:style-name="T72">F[f_,n_,0,a_]:=</text:span></text:span><text:span text:style-name="aaMathematica"><text:span text:style-name="T76">UnitStep[n-1]</text:span></text:span></text:p>
      <text:p text:style-name="P1"><text:span text:style-name="aaMathematica"><text:span text:style-name="T72">F[f_,n_,k_,a_]:=Sum[f[j] F[f,n/j,k-1,a],{j,a+1,Floor[n]}]</text:span></text:span></text:p>
      <text:p text:style-name="P1"><text:span text:style-name="aaMathematica"><text:span text:style-name="T72">FAlt[f_,n_,k_,a_]:=If[n&lt;(a+1)^k,0,Sum[Binomial[k,j] f[a+1]^j F[f,n/(a+1)^j,k-j,a+1],{j,0,k}]]</text:span></text:span></text:p>
      <text:p text:style-name="P1"><text:span text:style-name="aaMathematica"><text:span text:style-name="T72">Grid[Table[{F[MoebiusMu,n,k,2]-FAlt[MoebiusMu,n,k,2]},{n,10,500,10},{k,1,5}]]</text:span></text:span></text:p>
      <text:p text:style-name="P1"><text:span text:style-name="aaMathematica"><text:span text:style-name="T72">Grid[Table[{F[LiouvilleLambda,n,k,4]-FAlt[LiouvilleLambda,n,k,4]},{n,10,500,10},{k,1,5}]]</text:span></text:span></text:p>
      <text:p text:style-name="P1"><text:span text:style-name="aaMathematica"><text:span text:style-name="T72">Grid[Table[{F[MoebiusMu,n,k,2]-FAlt[MoebiusMu,n,k,2]},{n,10,500,10},{k,1,5}]]</text:span></text:span></text:p>
      <text:p text:style-name="P1"><text:span text:style-name="aaMathematica"><text:span text:style-name="T72">Grid[Table[{F[LiouvilleLambda,n,k,4]-Falt[LiouvilleLambda,n,k,4]},{n,10,500,10},{k,1,5}]]</text:span></text:span></text:p>
      <text:p text:style-name="P14"><text:span text:style-name="MathematicaFormatStandardForm"><text:span text:style-name="T53"/></text:span></text:p>
      <text:p text:style-name="P14"><text:span text:style-name="MathematicaFormatStandardForm"><text:span text:style-name="T53"/></text:span></text:p>
      <text:p text:style-name="P14"><text:span text:style-name="MathematicaFormatStandardForm"><text:span text:style-name="T54"/></text:span></text:p>
      <text:p text:style-name="P1"><text:span text:style-name="aaMathematica"><text:span text:style-name="T72"><text:s/>FullSimplify[Table[ Zeta[s,a]^k-Sum[(-1)^j (a-1)^(-s j)Binomial[k,j] Zeta[s, a-1]^(k-j), {j,0,k}],{k,1,5},{a,2,5},{s,2,4}]]</text:span></text:span></text:p>
      <text:p text:style-name="P16"><text:span text:style-name="aaMathematica"><text:span text:style-name="T63"/></text:span></text:p>
      <text:p text:style-name="P23"/>
      <text:p text:style-name="P10"><text:span text:style-name="MathematicaFormatStandardForm"><text:span text:style-name="T66"/></text:span></text:p>
      <text:p text:style-name="P2"><text:span text:style-name="aaSubSection_20_Title"><text:span text:style-name="T70">6.4</text:span></text:span><text:span text:style-name="aaSubSection_20_Title"> </text:span><text:span text:style-name="aaSubSection_20_Title"><text:span text:style-name="T93">Convergence for</text:span></text:span><text:span text:style-name="aaSubSection_20_Title"><text:span text:style-name="T93"><draw:frame draw:style-name="fr1" draw:name="Object410" text:anchor-type="as-char" svg:y="-0.1437in" svg:width="0.672in" svg:height="0.1945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8"/>
      <text:p text:style-name="P18"><text:span text:style-name="MathematicaFormatStandardForm"><text:span text:style-name="T18">Before we continue, we'll need to note the following straightforward property of</text:span></text:span><text:span text:style-name="aaSubSection_20_Title"><text:span text:style-name="T93"><draw:frame draw:style-name="fr1" draw:name="Object860" text:anchor-type="as-char" svg:y="-0.1437in" svg:width="0.672in" svg:height="0.1945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8">.</text:span></text:span></text:p>
      <text:p text:style-name="P18"/>
      <text:p text:style-name="P7"><text:span text:style-name="MathematicaFormatStandardForm"><text:span text:style-name="T16"><draw:frame draw:style-name="fr1" draw:name="Object840" text:anchor-type="as-char" svg:y="-0.1437in" svg:width="1.5709in" svg:height="0.194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7"><text:span text:style-name="FormulaNumber">(6.4.1)</text:span></text:p>
      <text:p text:style-name="P18"/>
      <text:p text:style-name="P10"><text:span text:style-name="MathematicaFormatStandardForm"><text:span text:style-name="T20">Th</text:span></text:span><text:span text:style-name="MathematicaFormatStandardForm"><text:span text:style-name="T23">is can be generalized as</text:span></text:span></text:p>
      <text:p text:style-name="P18"><text:soft-page-break/><text:span text:style-name="MathematicaFormatStandardForm"><text:span text:style-name="T9"/></text:span></text:p>
      <text:p text:style-name="P7"><text:span text:style-name="MathematicaFormatStandardForm"><text:span text:style-name="T16"><draw:frame draw:style-name="fr1" draw:name="Object47" text:anchor-type="as-char" svg:y="-0.1437in" svg:width="1.4602in" svg:height="0.1945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71">6.4.2</text:span></text:span><text:span text:style-name="FormulaNumber">)</text:span></text:p>
      <text:p text:style-name="P17"><text:span text:style-name="MathematicaFormatStandardForm"><text:span text:style-name="T9"/></text:span></text:p>
      <text:p text:style-name="P1"><text:span text:style-name="aaMathematica"><text:span text:style-name="T77">F[f_,n_,0,a_]:=UnitStep[n-1]</text:span></text:span></text:p>
      <text:p text:style-name="P1"><text:span text:style-name="aaMathematica"><text:span text:style-name="T72">F[f_,n_,k_,a_]:=Sum[f[j] F[f,n/j,k-1,a],{j,a</text:span></text:span><text:span text:style-name="aaMathematica"><text:span text:style-name="T74">+1</text:span></text:span><text:span text:style-name="aaMathematica"><text:span text:style-name="T72">,Floor[n]}]</text:span></text:span></text:p>
      <text:p text:style-name="P1"><text:span text:style-name="aaMathematica"><text:span text:style-name="T72">Grid[Table[ F[MoebiusMu,n,k,2],{n,1,64},{k,1,6}]]</text:span></text:span></text:p>
      <text:p text:style-name="P1"><text:span text:style-name="aaMathematica"><text:span text:style-name="T72">Grid[Table[ F[LiouvilleLambda,n,k,3],{n,1,81},{k,1,6}]]</text:span></text:span></text:p>
      <text:p text:style-name="P5"><text:span text:style-name="MathematicaFormatStandardForm"><text:span text:style-name="T24"/></text:span></text:p>
      <text:p text:style-name="P5"><text:span text:style-name="MathematicaFormatStandardForm"><text:span text:style-name="T24"/></text:span></text:p>
      <text:p text:style-name="P2"><text:span text:style-name="aaSubSection_20_Title"><text:span text:style-name="T70">6.5</text:span></text:span><text:span text:style-name="aaSubSection_20_Title"> </text:span><text:span text:style-name="aaSubSection_20_Title"><text:span text:style-name="T94">Unrolling</text:span></text:span><text:span text:style-name="aaSubSection_20_Title"><text:span text:style-name="T94"><draw:frame draw:style-name="fr1" draw:name="Object409" text:anchor-type="as-char" svg:y="-0.1437in" svg:width="0.672in" svg:height="0.1945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aaSubSection_20_Title"><text:span text:style-name="T94">and</text:span></text:span><text:span text:style-name="aaSubSection_20_Title"><text:span text:style-name="T94"><draw:frame draw:style-name="fr1" draw:name="Object106" text:anchor-type="as-char" svg:y="-0.1437in" svg:width="0.561in" svg:height="0.1945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5"><text:span text:style-name="MathematicaFormatStandardForm"><text:span text:style-name="T8"/></text:span></text:p>
      <text:p text:style-name="P18"><text:span text:style-name="MathematicaFormatStandardForm"><text:span text:style-name="T9"><text:tab/></text:span></text:span><text:span text:style-name="MathematicaFormatStandardForm"><text:span text:style-name="T25">Let's </text:span></text:span><text:span text:style-name="MathematicaFormatStandardForm"><text:span text:style-name="T26">take advantage of</text:span></text:span><text:span text:style-name="MathematicaFormatStandardForm"><text:span text:style-name="T25"> (</text:span></text:span><text:span text:style-name="MathematicaFormatStandardForm"><text:span text:style-name="T26">6</text:span></text:span><text:span text:style-name="MathematicaFormatStandardForm"><text:span text:style-name="T25">.</text:span></text:span><text:span text:style-name="MathematicaFormatStandardForm"><text:span text:style-name="T26">4.1</text:span></text:span><text:span text:style-name="MathematicaFormatStandardForm"><text:span text:style-name="T25">) to rewrite (</text:span></text:span><text:span text:style-name="MathematicaFormatStandardForm"><text:span text:style-name="T18">6</text:span></text:span><text:span text:style-name="MathematicaFormatStandardForm"><text:span text:style-name="T25">.2</text:span></text:span><text:span text:style-name="MathematicaFormatStandardForm"><text:span text:style-name="T18">.1</text:span></text:span><text:span text:style-name="MathematicaFormatStandardForm"><text:span text:style-name="T25">) so the</text:span></text:span><text:span text:style-name="MathematicaFormatStandardForm"><text:span text:style-name="T16"><draw:frame draw:style-name="fr1" draw:name="Object408" text:anchor-type="as-char" svg:y="-0.1437in" svg:width="0.672in" svg:height="0.1945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MathematicaFormatStandardForm"><text:span text:style-name="T25">term on right hand side only uses values of </text:span></text:span><text:span text:style-name="MathematicaFormatStandardForm"><text:span text:style-name="T56">k</text:span></text:span><text:span text:style-name="MathematicaFormatStandardForm"><text:span text:style-name="T25"> smaller than the </text:span></text:span><text:span text:style-name="MathematicaFormatStandardForm"><text:span text:style-name="T56">k</text:span></text:span><text:span text:style-name="MathematicaFormatStandardForm"><text:span text:style-name="T25"> on the left hand side.</text:span></text:span></text:p>
      <text:p text:style-name="P18"><text:span text:style-name="MathematicaFormatStandardForm"><text:span text:style-name="T27"><text:tab/>Here's how we do thi</text:span></text:span><text:span text:style-name="MathematicaFormatStandardForm"><text:span text:style-name="T25">s: let's recursively replace the right hand side reference to</text:span></text:span><text:span text:style-name="MathematicaFormatStandardForm"><text:span text:style-name="T16"><draw:frame draw:style-name="fr1" draw:name="Object407" text:anchor-type="as-char" svg:y="-0.1437in" svg:width="0.672in" svg:height="0.1945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MathematicaFormatStandardForm"><text:span text:style-name="T25">with the identity (</text:span></text:span><text:span text:style-name="MathematicaFormatStandardForm"><text:span text:style-name="T18">6</text:span></text:span><text:span text:style-name="MathematicaFormatStandardForm"><text:span text:style-name="T25">.2.</text:span></text:span><text:span text:style-name="MathematicaFormatStandardForm"><text:span text:style-name="T18">1</text:span></text:span><text:span text:style-name="MathematicaFormatStandardForm"><text:span text:style-name="T25">) itself, but only when </text:span></text:span><text:span text:style-name="MathematicaFormatStandardForm"><text:span text:style-name="T56">j</text:span></text:span><text:span text:style-name="MathematicaFormatStandardForm"><text:span text:style-name="T25"> is 0. <text:s/>Let's keep doing that until</text:span></text:span><text:span text:style-name="MathematicaFormatStandardForm"><text:span text:style-name="T16"><draw:frame draw:style-name="fr1" draw:name="Object213" text:anchor-type="as-char" svg:y="-0.1437in" svg:width="0.672in" svg:height="0.1945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MathematicaFormatStandardForm"><text:span text:style-name="T25">is 0, at which point we'll have the definition we want. <text:s/>It will look like this:</text:span></text:span></text:p>
      <text:p text:style-name="P18"/>
      <text:p text:style-name="P7"><text:span text:style-name="MathematicaFormatStandardForm"><text:span text:style-name="T9"><draw:frame draw:style-name="fr2" draw:name="Object412" text:anchor-type="as-char" svg:y="-0.3256in" svg:width="2.6791in" svg:height="0.4866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1</text:span></text:span><text:span text:style-name="FormulaNumber">)</text:span></text:p>
      <text:p text:style-name="P17"><text:span text:style-name="FormulaNumber"/></text:p>
      <text:p text:style-name="P10"><text:span text:style-name="MathematicaFormatStandardForm"><text:span text:style-name="T20">The limit of this as </text:span></text:span><text:span text:style-name="MathematicaFormatStandardForm"><text:span text:style-name="T55">n</text:span></text:span><text:span text:style-name="MathematicaFormatStandardForm"><text:span text:style-name="T20"> approaches infinity, </text:span></text:span><text:span text:style-name="MathematicaFormatStandardForm"><text:span text:style-name="T21">if</text:span></text:span><text:span text:style-name="MathematicaFormatStandardForm"><text:span text:style-name="T22"><draw:frame draw:style-name="fr3" draw:name="Object861" text:anchor-type="as-char" svg:y="-0.1244in" svg:width="0.5346in" svg:height="0.15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22">,</text:span></text:span><text:span text:style-name="MathematicaFormatStandardForm"><text:span text:style-name="T20"> is</text:span></text:span></text:p>
      <text:p text:style-name="P7"><text:span text:style-name="MathematicaFormatStandardForm"><text:span text:style-name="T9"><draw:frame draw:style-name="fr3" draw:name="Object744" text:anchor-type="as-char" svg:y="-0.2547in" svg:width="2.2555in" svg:height="0.416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2</text:span></text:span><text:span text:style-name="FormulaNumber">)</text:span></text:p>
      <text:p text:style-name="P10"><text:span text:style-name="MathematicaFormatStandardForm"><text:span text:style-name="T20">Th</text:span></text:span><text:span text:style-name="MathematicaFormatStandardForm"><text:span text:style-name="T23">is can be generalized as</text:span></text:span></text:p>
      <text:p text:style-name="P18"><text:span text:style-name="MathematicaFormatStandardForm"><text:span text:style-name="T25"/></text:span></text:p>
      <text:p text:style-name="P7"><text:span text:style-name="MathematicaFormatStandardForm"><text:span text:style-name="T9"><draw:frame draw:style-name="fr2" draw:name="Object48" text:anchor-type="as-char" svg:y="-0.3256in" svg:width="2.5437in" svg:height="0.4866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3</text:span></text:span><text:span text:style-name="FormulaNumber">)</text:span></text:p>
      <text:p text:style-name="P17"><text:span text:style-name="MathematicaFormatStandardForm"><text:span text:style-name="T9"/></text:span></text:p>
      <text:p text:style-name="P1"><text:span text:style-name="aaMathematica"><text:span text:style-name="T77">F[f_,n_,0,a_]:=UnitStep[n-1]</text:span></text:span></text:p>
      <text:p text:style-name="P1"><text:span text:style-name="aaMathematica"><text:span text:style-name="T72">F[f_,n_,k_,a_]:=Sum[f[j] F[f,n/j,k-1,a],{j,a</text:span></text:span><text:span text:style-name="aaMathematica"><text:span text:style-name="T74">+1</text:span></text:span><text:span text:style-name="aaMathematica"><text:span text:style-name="T72">,Floor[n]}]</text:span></text:span></text:p>
      <text:p text:style-name="P1"><text:span text:style-name="aaMathematica"><text:span text:style-name="T72">FAlt[fn_, n_,0,a_]:=</text:span></text:span><text:span text:style-name="aaMathematica"><text:span text:style-name="T76">UnitStep[n-1]</text:span></text:span></text:p>
      <text:p text:style-name="P1"><text:span text:style-name="aaMathematica"><text:span text:style-name="T72">FAlt[fn_, n_,k_,a_]:=Sum[Binomial[k,j] fn[m]^j FAlt[fn, n/(m^j),k-j,m],{j,1,k}, {m,a</text:span></text:span><text:span text:style-name="aaMathematica"><text:span text:style-name="T74">+1</text:span></text:span><text:span text:style-name="aaMathematica"><text:span text:style-name="T72">,Floor[n^(1/k)]}]</text:span></text:span></text:p>
      <text:p text:style-name="P1"><text:span text:style-name="aaMathematica"><text:span text:style-name="T72">id[n_] := 1</text:span></text:span></text:p>
      <text:p text:style-name="P1"><text:span text:style-name="aaMathematica"><text:span text:style-name="T72">Grid[Table[{F[id, n,k, 2]-FAlt[id, n,k, 2]},{n,10,500,10},{k,1,7}]]</text:span></text:span></text:p>
      <text:p text:style-name="P1"><text:span text:style-name="aaMathematica"><text:span text:style-name="T77">Grid[Table[{F[MoebiusMu, n,k,3]-FAlt[MoebiusMu, n,k, 3]},{n,10,500,10},{k,1,7}]]</text:span></text:span></text:p>
      <text:p text:style-name="P18"><text:span text:style-name="MathematicaFormatStandardForm"><text:span text:style-name="T27"/></text:span></text:p>
      <text:p text:style-name="P18"><text:span text:style-name="MathematicaFormatStandardForm"><text:span text:style-name="T27"><text:tab/></text:span></text:span><text:span text:style-name="MathematicaFormatStandardForm"><text:span text:style-name="T25">Should we </text:span></text:span><text:span text:style-name="MathematicaFormatStandardForm"><text:span text:style-name="T27">recursively appl</text:span></text:span><text:span text:style-name="MathematicaFormatStandardForm"><text:span text:style-name="T12">y</text:span></text:span><text:span text:style-name="MathematicaFormatStandardForm"><text:span text:style-name="T27"> (</text:span></text:span><text:span text:style-name="MathematicaFormatStandardForm"><text:span text:style-name="T18">6</text:span></text:span><text:span text:style-name="MathematicaFormatStandardForm"><text:span text:style-name="T27">.5.</text:span></text:span><text:span text:style-name="MathematicaFormatStandardForm"><text:span text:style-name="T18">1</text:span></text:span><text:span text:style-name="MathematicaFormatStandardForm"><text:span text:style-name="T27">) to itself until </text:span></text:span><text:span text:style-name="MathematicaFormatStandardForm"><text:span text:style-name="T16"><draw:frame draw:style-name="fr1" draw:name="Object215" text:anchor-type="as-char" svg:y="-0.1437in" svg:width="0.561in" svg:height="0.1945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MathematicaFormatStandardForm"><text:span text:style-name="T28">is </text:span></text:span><text:span text:style-name="MathematicaFormatStandardForm"><text:span text:style-name="T12">eliminated </text:span></text:span><text:span text:style-name="MathematicaFormatStandardForm"><text:span text:style-name="T25">entirely </text:span></text:span><text:span text:style-name="MathematicaFormatStandardForm"><text:span text:style-name="T12">(</text:span></text:span><text:span text:style-name="MathematicaFormatStandardForm"><text:span text:style-name="T28">we can stop the recursion when k is 0, </text:span></text:span><text:span text:style-name="MathematicaFormatStandardForm"><text:span text:style-name="T25">given </text:span></text:span><text:span text:style-name="MathematicaFormatStandardForm"><text:span text:style-name="T12">that </text:span></text:span><text:span text:style-name="MathematicaFormatStandardForm"><text:span text:style-name="T16"><draw:frame draw:style-name="fr1" draw:name="Object217" text:anchor-type="as-char" svg:y="-0.1437in" svg:width="1.1417in" svg:height="0.1945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MathematicaFormatStandardForm"><text:span text:style-name="T12">)</text:span></text:span><text:span text:style-name="MathematicaFormatStandardForm"><text:span text:style-name="T27">, we'</text:span></text:span><text:span text:style-name="MathematicaFormatStandardForm"><text:span text:style-name="T25">ll be</text:span></text:span><text:span text:style-name="MathematicaFormatStandardForm"><text:span text:style-name="T27"> left with nested sums </text:span></text:span><text:span text:style-name="MathematicaFormatStandardForm"><text:span text:style-name="T12">and have, essentially, expressed</text:span></text:span><text:span text:style-name="MathematicaFormatStandardForm"><text:span text:style-name="T16"><draw:frame draw:style-name="fr1" draw:name="Object220" text:anchor-type="as-char" svg:y="-0.1437in" svg:width="0.672in" svg:height="0.1945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MathematicaFormatStandardForm"><text:span text:style-name="T12">with the Dirichlet Hyperbola method</text:span></text:span><text:span text:style-name="MathematicaFormatStandardForm"><text:span text:style-name="T16">. <text:s/></text:span></text:span><text:span text:style-name="MathematicaFormatStandardForm"><text:span text:style-name="T28">For example, </text:span></text:span><text:span text:style-name="MathematicaFormatStandardForm"><text:span text:style-name="T18">repeating this process gives us</text:span></text:span></text:p>
      <text:p text:style-name="P18"/>
      <text:p text:style-name="P7"><text:span text:style-name="MathematicaFormatStandardForm"><text:span text:style-name="T9"><draw:frame draw:style-name="fr3" draw:name="Object843" text:anchor-type="as-char" svg:y="-0.2366in" svg:width="1.3681in" svg:height="0.3772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4</text:span></text:span><text:span text:style-name="FormulaNumber">)</text:span></text:p>
      <text:p text:style-name="P7"><text:span text:style-name="MathematicaFormatStandardForm"><text:span text:style-name="T28"/></text:span></text:p>
      <text:p text:style-name="P7"><text:span text:style-name="MathematicaFormatStandardForm"><text:span text:style-name="T9"><draw:frame draw:style-name="fr3" draw:name="Object844" text:anchor-type="as-char" svg:y="-0.3382in" svg:width="2.6in" svg:height="0.4783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5</text:span></text:span><text:span text:style-name="FormulaNumber">)</text:span></text:p>
      <text:p text:style-name="P7"><text:span text:style-name="MathematicaFormatStandardForm"><text:span text:style-name="T9"/></text:span></text:p>
      <text:p text:style-name="P7"><text:soft-page-break/><text:span text:style-name="MathematicaFormatStandardForm"><text:span text:style-name="T9"><draw:frame draw:style-name="fr3" draw:name="Object845" text:anchor-type="as-char" svg:y="-0.35in" svg:width="5.498in" svg:height="0.490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6</text:span></text:span><text:span text:style-name="FormulaNumber">)</text:span></text:p>
      <text:p text:style-name="P18"/>
      <text:p text:style-name="P10"><text:span text:style-name="MathematicaFormatStandardForm"><text:span text:style-name="T20">Th</text:span></text:span><text:span text:style-name="MathematicaFormatStandardForm"><text:span text:style-name="T23">is can be generalized as</text:span></text:span></text:p>
      <text:p text:style-name="P10"><text:span text:style-name="MathematicaFormatStandardForm"><text:span text:style-name="T23"/></text:span></text:p>
      <text:p text:style-name="P7"><text:span text:style-name="MathematicaFormatStandardForm"><text:span text:style-name="T9"><draw:frame draw:style-name="fr3" draw:name="Object218" text:anchor-type="as-char" svg:y="-0.2366in" svg:width="1.3744in" svg:height="0.3772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7</text:span></text:span><text:span text:style-name="FormulaNumber">)</text:span></text:p>
      <text:p text:style-name="P7"><text:span text:style-name="MathematicaFormatStandardForm"><text:span text:style-name="T28"/></text:span></text:p>
      <text:p text:style-name="P7"><text:span text:style-name="MathematicaFormatStandardForm"><text:span text:style-name="T9"><draw:frame draw:style-name="fr3" draw:name="Object726" text:anchor-type="as-char" svg:y="-0.3382in" svg:width="2.8236in" svg:height="0.478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8</text:span></text:span><text:span text:style-name="FormulaNumber">)</text:span></text:p>
      <text:p text:style-name="P7"><text:span text:style-name="MathematicaFormatStandardForm"><text:span text:style-name="T9"/></text:span></text:p>
      <text:p text:style-name="P7"><text:span text:style-name="MathematicaFormatStandardForm"><text:span text:style-name="T9"><draw:frame draw:style-name="fr3" draw:name="Object235" text:anchor-type="as-char" svg:y="-0.35in" svg:width="6.2681in" svg:height="0.4902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7"><text:span text:style-name="FormulaNumber">(</text:span><text:span text:style-name="FormulaNumber"><text:span text:style-name="T92">6.5.9</text:span></text:span><text:span text:style-name="FormulaNumber">)</text:span></text:p>
      <text:p text:style-name="P17"><text:span text:style-name="MathematicaFormatStandardForm"><text:span text:style-name="T9"/></text:span></text:p>
      <text:p text:style-name="P1"><text:span text:style-name="aaMathematica"><text:span text:style-name="T72">F[f_,n_,0,a_]:=UnitStep[n-1]</text:span></text:span></text:p>
      <text:p text:style-name="P1"><text:span text:style-name="aaMathematica"><text:span text:style-name="T72">F[f_,n_,k_,a_]:=Sum[f[j] F[f,n/j,k-1,a],{j,a+1,n}]</text:span></text:span></text:p>
      <text:p text:style-name="P1"><text:span text:style-name="aaMathematica"><text:span text:style-name="T72">F1[f_,n_,a_]:=Sum[f[b],{b,a+1,n}]</text:span></text:span></text:p>
      <text:p text:style-name="P1"><text:span text:style-name="aaMathematica"><text:span text:style-name="T72">F2[f_,n_,a_]:=Sum[f[b]^2,{b,a+1,Floor[n^(1/2)]}]+2 Sum[f[b] f[c],{b,a+1,n^(1/2)},{c,b+1,n/b}]</text:span></text:span></text:p>
      <text:p text:style-name="P1"><text:span text:style-name="aaMathematica"><text:span text:style-name="T72">F3[f_,n_,a_]:=Sum[f[b]^3,{b,a+1,Floor[n^(1/3)]}]+3 Sum[f[b]^2 f[c],{b,a+1,n^(1/3)},{c,b+1,n/b^2}]+3 Sum[f[b] f[c]^2,{b,a+1,n^(1/3)},{c,b+1,(n/b)^(1/2)}]+6 Sum[f[b] f[c] f[d],{b,a+1,n^(1/3)},{c,b+1,(n/b)^(1/2)},{d,c+1,n/(b c)}]</text:span></text:span></text:p>
      <text:p text:style-name="P1"><text:span text:style-name="aaMathematica"><text:span text:style-name="T72">l[n_] := LiouvilleLambda[n];m[n_]:=MoebiusMu</text:span></text:span></text:p>
      <text:p text:style-name="P1"><text:span text:style-name="aaMathematica"><text:span text:style-name="T72">Table[{F[l,n,1,2]-F1[l,n,2],F[l,n,2,2]-F2[l,n,2],F[l,n,3,2]-F3[l,n,2]},{n,10,500,10}]</text:span></text:span></text:p>
      <text:p text:style-name="P1"><text:span text:style-name="aaMathematica"><text:span text:style-name="T72">Table[{F[m,n,1,3]-F1[m,n,3],F[m,n,2,3]-F2[m,n,3],F[m,n,3,3]-F3[m,n,3]},{n,10,500,10}]</text:span></text:span></text:p>
      <text:p text:style-name="P14"><text:span text:style-name="MathematicaFormatStandardForm"><text:span text:style-name="T28">and so on.</text:span></text:span></text:p>
      <text:p text:style-name="P7"><text:span text:style-name="MathematicaFormatStandardForm"><text:span text:style-name="T9"/></text:span></text:p>
      <text:p text:style-name="P14"><text:span text:style-name="MathematicaFormatStandardForm"><text:span text:style-name="T9"><text:tab/></text:span></text:span><text:span text:style-name="MathematicaFormatStandardForm"><text:span text:style-name="T18">In general, i</text:span></text:span><text:span text:style-name="MathematicaFormatStandardForm"><text:span text:style-name="T29">f</text:span></text:span><text:span text:style-name="MathematicaFormatStandardForm"><text:span text:style-name="T16"><draw:frame draw:style-name="fr1" draw:name="Object229" text:anchor-type="as-char" svg:y="-0.2366in" svg:width="0.5602in" svg:height="0.377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MathematicaFormatStandardForm"><text:span text:style-name="T29">can be computed in constant time, this </text:span></text:span><text:span text:style-name="MathematicaFormatStandardForm"><text:span text:style-name="T30">appears to </text:span></text:span><text:span text:style-name="MathematicaFormatStandardForm"><text:span text:style-name="T29">lets us compute</text:span></text:span><text:span text:style-name="MathematicaFormatStandardForm"><text:span text:style-name="T16"><draw:frame draw:style-name="fr1" draw:name="Object233" text:anchor-type="as-char" svg:y="-0.1437in" svg:width="0.3665in" svg:height="0.1945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MathematicaFormatStandardForm"><text:span text:style-name="T29">in faster than</text:span></text:span><text:span text:style-name="MathematicaFormatStandardForm"><text:span text:style-name="T16"><draw:frame draw:style-name="fr1" draw:name="Object234" text:anchor-type="as-char" svg:y="-0.1244in" svg:width="0.3744in" svg:height="0.1591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MathematicaFormatStandardForm"><text:span text:style-name="T29">time and </text:span></text:span><text:span text:style-name="MathematicaFormatStandardForm"><text:span text:style-name="T28">essentially constant </text:span></text:span><text:span text:style-name="MathematicaFormatStandardForm"><text:span text:style-name="T29">space.</text:span></text:span></text:p>
      <text:p text:style-name="P9"><text:span text:style-name="MathematicaFormatStandardForm"><text:span text:style-name="T16"/></text:span></text:p>
      <text:p text:style-name="P24"/>
      <text:p text:style-name="P24"/>
      <text:p text:style-name="P2"><text:span text:style-name="aaSubSection_20_Title"><text:span text:style-name="T70">6.6</text:span></text:span><text:span text:style-name="aaSubSection_20_Title"> </text:span><text:span text:style-name="aaSubSection_20_Title"><text:span text:style-name="T95">Improving the Technique for</text:span></text:span><text:span text:style-name="aaSubSection_20_Title"><text:span text:style-name="T95"><draw:frame draw:style-name="fr1" draw:name="Object690" text:anchor-type="as-char" svg:y="-0.1437in" svg:width="0.661in" svg:height="0.1945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7"><text:span text:style-name="MathematicaFormatStandardForm"><text:span text:style-name="T6"/></text:span></text:p>
      <text:p text:style-name="P9"><text:span text:style-name="MathematicaFormatStandardForm"><text:span text:style-name="T16"><text:tab/></text:span></text:span><text:span text:style-name="MathematicaFormatStandardForm"><text:span text:style-name="T12">Now, </text:span></text:span><text:span text:style-name="MathematicaFormatStandardForm"><text:span text:style-name="T31">it happens to be the case that we can compute</text:span></text:span><text:span text:style-name="MathematicaFormatStandardForm"><text:span text:style-name="T16"><draw:frame draw:style-name="fr1" draw:name="Object689" text:anchor-type="as-char" svg:y="-0.2366in" svg:width="0.4429in" svg:height="0.3772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MathematicaFormatStandardForm"><text:span text:style-name="T31"> in constant time with </text:span></text:span><text:span text:style-name="MathematicaFormatStandardForm"><text:span text:style-name="T32">Faulhaber's formula if </text:span></text:span><text:span text:style-name="MathematicaFormatStandardForm"><text:span text:style-name="T57">s</text:span></text:span><text:span text:style-name="MathematicaFormatStandardForm"><text:span text:style-name="T32"> is 0 or a positive integer</text:span></text:span><text:span text:style-name="MathematicaFormatStandardForm"><text:span text:style-name="T16">. <text:s/></text:span></text:span><text:span text:style-name="MathematicaFormatStandardForm"><text:span text:style-name="T57">s</text:span></text:span><text:span text:style-name="MathematicaFormatStandardForm"><text:span text:style-name="T32">=0 is particularly simple, of course, and in fact, we can trivially specialize (6.5.1) as</text:span></text:span></text:p>
      <text:p text:style-name="P9"><text:span text:style-name="MathematicaFormatStandardForm"><text:span text:style-name="T12"/></text:span></text:p>
      <text:p text:style-name="P7"><text:span text:style-name="MathematicaFormatStandardForm"><text:span text:style-name="T9"><draw:frame draw:style-name="fr4" draw:name="Object115" text:anchor-type="as-char" svg:y="-0.4484in" svg:width="2.7055in" svg:height="0.8693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12"><text:span text:style-name="FormulaNumber"><text:span text:style-name="T96">(6.6.1)</text:span></text:span></text:p>
      <text:p text:style-name="P12"><text:span text:style-name="MathematicaFormatStandardForm"><text:span text:style-name="T33"/></text:span></text:p>
      <text:p text:style-name="P1"><text:span text:style-name="aaMathematica"><text:span text:style-name="T78">Da[n_,0,a_]:=UnitStep[n-1]; </text:span></text:span><text:span text:style-name="aaMathematica"><text:span text:style-name="T72">D</text:span></text:span><text:span text:style-name="aaMathematica"><text:span text:style-name="T79">a</text:span></text:span><text:span text:style-name="aaMathematica"><text:span text:style-name="T72">[n_,1,a_]:=Floor[n]-a</text:span></text:span></text:p>
      <text:p text:style-name="P1"><text:span text:style-name="aaMathematica"><text:span text:style-name="T72">D</text:span></text:span><text:span text:style-name="aaMathematica"><text:span text:style-name="T79">a</text:span></text:span><text:span text:style-name="aaMathematica"><text:span text:style-name="T72">[n_,k_,a_]:=Sum[Binomial[k,j] D</text:span></text:span><text:span text:style-name="aaMathematica"><text:span text:style-name="T79">a</text:span></text:span><text:span text:style-name="aaMathematica"><text:span text:style-name="T72">[n/(m^(k-j)),j,m],{m,a</text:span></text:span><text:span text:style-name="aaMathematica"><text:span text:style-name="T80">+1</text:span></text:span><text:span text:style-name="aaMathematica"><text:span text:style-name="T72">,n^(1/k)},{j,0,k-1}]</text:span></text:span></text:p>
      <text:p text:style-name="P1"><text:span text:style-name="aaMathematica"><text:span text:style-name="T79">ref</text:span></text:span><text:span text:style-name="aaMathematica"><text:span text:style-name="T72">D</text:span></text:span><text:span text:style-name="aaMathematica"><text:span text:style-name="T81">1</text:span></text:span><text:span text:style-name="aaMathematica"><text:span text:style-name="T72">[n_, k_] := Sum[ </text:span></text:span><text:span text:style-name="aaMathematica"><text:span text:style-name="T79">ref</text:span></text:span><text:span text:style-name="aaMathematica"><text:span text:style-name="T72">D</text:span></text:span><text:span text:style-name="aaMathematica"><text:span text:style-name="T81">1</text:span></text:span><text:span text:style-name="aaMathematica"><text:span text:style-name="T72">[n/j, k-1],{j,1,n}]; </text:span></text:span><text:span text:style-name="aaMathematica"><text:span text:style-name="T79">ref</text:span></text:span><text:span text:style-name="aaMathematica"><text:span text:style-name="T72">D</text:span></text:span><text:span text:style-name="aaMathematica"><text:span text:style-name="T81">1</text:span></text:span><text:span text:style-name="aaMathematica"><text:span text:style-name="T72">[n_, 0 ] := </text:span></text:span><text:span text:style-name="aaMathematica"><text:span text:style-name="T76">UnitStep[n-1]</text:span></text:span></text:p>
      <text:p text:style-name="P1"><text:span text:style-name="aaMathematica"><text:span text:style-name="T79">ref</text:span></text:span><text:span text:style-name="aaMathematica"><text:span text:style-name="T72">D2[n_, k_] := Sum[ </text:span></text:span><text:span text:style-name="aaMathematica"><text:span text:style-name="T79">ref</text:span></text:span><text:span text:style-name="aaMathematica"><text:span text:style-name="T72">D2[n/j, k-1],{j,2,n}]; </text:span></text:span><text:span text:style-name="aaMathematica"><text:span text:style-name="T79">ref</text:span></text:span><text:span text:style-name="aaMathematica"><text:span text:style-name="T72">D2[n_, 0 ] := </text:span></text:span><text:span text:style-name="aaMathematica"><text:span text:style-name="T76">UnitStep[n-1]</text:span></text:span></text:p>
      <text:p text:style-name="P1"><text:span text:style-name="aaMathematica"><text:span text:style-name="T72">Grid[Table[D</text:span></text:span><text:span text:style-name="aaMathematica"><text:span text:style-name="T79">a</text:span></text:span><text:span text:style-name="aaMathematica"><text:span text:style-name="T72">[n,k,</text:span></text:span><text:span text:style-name="aaMathematica"><text:span text:style-name="T80">0</text:span></text:span><text:span text:style-name="aaMathematica"><text:span text:style-name="T72">]-</text:span></text:span><text:span text:style-name="aaMathematica"><text:span text:style-name="T79">ref</text:span></text:span><text:span text:style-name="aaMathematica"><text:span text:style-name="T72">D</text:span></text:span><text:span text:style-name="aaMathematica"><text:span text:style-name="T81">1</text:span></text:span><text:span text:style-name="aaMathematica"><text:span text:style-name="T72">[n,k],{n,7,100,5},{k,1,7}]]</text:span></text:span></text:p>
      <text:p text:style-name="P1"><text:span text:style-name="aaMathematica"><text:span text:style-name="T82">Grid[Table[Da[n,k,1]-refD2[n,k],{n,7,100,5},{k,1,7}]]</text:span></text:span></text:p>
      <text:p text:style-name="P12"><text:soft-page-break/><text:span text:style-name="MathematicaFormatStandardForm"><text:span text:style-name="T33"/></text:span></text:p>
      <text:p text:style-name="P13"><text:span text:style-name="MathematicaFormatStandardForm"><text:span text:style-name="T12">where </text:span></text:span><text:span text:style-name="MathematicaFormatStandardForm"><text:span text:style-name="T16"><draw:frame draw:style-name="fr1" draw:name="Object221" text:anchor-type="as-char" svg:y="-0.1437in" svg:width="0.6256in" svg:height="0.1945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text:span text:style-name="MathematicaFormatStandardForm"><text:span text:style-name="T12">is</text:span></text:span><text:span text:style-name="MathematicaFormatStandardForm"><text:span text:style-name="T16"><draw:frame draw:style-name="fr1" draw:name="Object222" text:anchor-type="as-char" svg:y="-0.1437in" svg:width="0.5236in" svg:height="0.1945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text:span text:style-name="MathematicaFormatStandardForm"><text:span text:style-name="T12">from (1.1) and </text:span></text:span><text:span text:style-name="MathematicaFormatStandardForm"><text:span text:style-name="T16"><draw:frame draw:style-name="fr1" draw:name="Object223" text:anchor-type="as-char" svg:y="-0.1437in" svg:width="0.661in" svg:height="0.1945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MathematicaFormatStandardForm"><text:span text:style-name="T12">is</text:span></text:span><text:span text:style-name="MathematicaFormatStandardForm"><text:span text:style-name="T16"><draw:frame draw:style-name="fr1" draw:name="Object779" text:anchor-type="as-char" svg:y="-0.1437in" svg:width="0.8043in" svg:height="0.1945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MathematicaFormatStandardForm"><text:span text:style-name="T12">from (1.4).</text:span></text:span></text:p>
      <text:p text:style-name="P13"><text:span text:style-name="MathematicaFormatStandardForm"><text:span text:style-name="T12"/></text:span></text:p>
      <text:p text:style-name="P13"><text:span text:style-name="MathematicaFormatStandardForm"><text:span text:style-name="T34"><text:tab/>If we take this unrolling further, we find, following the pattern of (</text:span></text:span><text:span text:style-name="MathematicaFormatStandardForm"><text:span text:style-name="T32">6.5.6</text:span></text:span><text:span text:style-name="MathematicaFormatStandardForm"><text:span text:style-name="T34">) and then doing some aggressive simplifying, that</text:span></text:span></text:p>
      <text:p text:style-name="P13"><text:span text:style-name="MathematicaFormatStandardForm"><text:span text:style-name="T34"/></text:span></text:p>
      <text:p text:style-name="P7"><text:span text:style-name="MathematicaFormatStandardForm"><text:span text:style-name="T9"><draw:frame draw:style-name="fr3" draw:name="Object727" text:anchor-type="as-char" svg:y="-0.689in" svg:width="4.172in" svg:height="1.328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12"><text:span text:style-name="FormulaNumber"><text:span text:style-name="T96">(6.6.2)</text:span></text:span></text:p>
      <text:p text:style-name="P12"><text:span text:style-name="MathematicaFormatStandardForm"><text:span text:style-name="T33"/></text:span></text:p>
      <text:p text:style-name="P1"><text:span text:style-name="aaMathematica"><text:span text:style-name="T79">ref</text:span></text:span><text:span text:style-name="aaMathematica"><text:span text:style-name="T72">D2[n_,k_]:=Sum[</text:span></text:span><text:span text:style-name="aaMathematica"><text:span text:style-name="T79">ref</text:span></text:span><text:span text:style-name="aaMathematica"><text:span text:style-name="T72">D2[n/j,k-1],{j,2,n}];</text:span></text:span><text:span text:style-name="aaMathematica"><text:span text:style-name="T79">ref</text:span></text:span><text:span text:style-name="aaMathematica"><text:span text:style-name="T72">D2[n_,0]:=</text:span></text:span><text:span text:style-name="aaMathematica"><text:span text:style-name="T76">UnitStep[n-1]</text:span></text:span></text:p>
      <text:p text:style-name="P1"><text:span text:style-name="aaMathematica"><text:span text:style-name="T72">D1[n_,a_]:=-a+Floor[n]</text:span></text:span></text:p>
      <text:p text:style-name="P1"><text:span text:style-name="aaMathematica"><text:span text:style-name="T72">D2[n_,a_]:= a^2+-Floor[n^(1/2)]^2+2 Sum[Floor[(n/b)],{b,a+1,n^(1/2)}]</text:span></text:span></text:p>
      <text:p text:style-name="P1"><text:span text:style-name="aaMathematica"><text:span text:style-name="T72">D3[n_,a_]:=- a^3+ Floor[n^(1/3)]^3+3 Sum[Floor[n/(b^2)],{b,a+1,n^(1/3)}]+-3 Sum[Floor[(n/b)^(1/2)]^2,{b,a+1,n^(1/3)}]+6 Sum[Floor[n/(b c)],{b,a+1,n^(1/3)},{c,b+1,(n/b)^(1/2)}]</text:span></text:span></text:p>
      <text:p text:style-name="P1"><text:span text:style-name="aaMathematica"><text:span text:style-name="T72">Table[</text:span></text:span><text:span text:style-name="aaMathematica"><text:span text:style-name="T79">ref</text:span></text:span><text:span text:style-name="aaMathematica"><text:span text:style-name="T72">D2[n,1]-D1[n,1],{n,10,500,10}]</text:span></text:span></text:p>
      <text:p text:style-name="P1"><text:span text:style-name="aaMathematica"><text:span text:style-name="T72">Table[</text:span></text:span><text:span text:style-name="aaMathematica"><text:span text:style-name="T79">ref</text:span></text:span><text:span text:style-name="aaMathematica"><text:span text:style-name="T72">D2[n,2]-D2[n,1],{n,10,500,10}]</text:span></text:span></text:p>
      <text:p text:style-name="P1"><text:span text:style-name="aaMathematica"><text:span text:style-name="T72">Table[</text:span></text:span><text:span text:style-name="aaMathematica"><text:span text:style-name="T79">ref</text:span></text:span><text:span text:style-name="aaMathematica"><text:span text:style-name="T72">D2[n,3]-D3[n,1],{n,10,500,10}]</text:span></text:span></text:p>
      <text:p text:style-name="P13"><text:span text:style-name="MathematicaFormatStandardForm"><text:span text:style-name="T34"/></text:span></text:p>
      <text:p text:style-name="P13"><text:span text:style-name="MathematicaFormatStandardForm"><text:span text:style-name="T34">and so on, with the number of terms growing exponentially.</text:span></text:span></text:p>
      <text:p text:style-name="P21"/>
      <text:p text:style-name="P21"/>
      <text:p text:style-name="P13"><text:span text:style-name="MathematicaFormatStandardForm"><text:span text:style-name="T9"/></text:span></text:p>
      <text:p text:style-name="P2"><text:span text:style-name="aaSubSection_20_Title"><text:span text:style-name="T70">6.7</text:span></text:span><text:span text:style-name="aaSubSection_20_Title"> </text:span><text:span text:style-name="aaSubSection_20_Title"><text:span text:style-name="T97">Using</text:span></text:span><text:span text:style-name="aaSubSection_20_Title"><text:span text:style-name="T97"><draw:frame draw:style-name="fr1" draw:name="Object692" text:anchor-type="as-char" svg:y="-0.1437in" svg:width="0.6272in" svg:height="0.1945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aaSubSection_20_Title"><text:span text:style-name="T97">to Compute Other Functions</text:span></text:span></text:p>
      <text:p text:style-name="P13"><text:span text:style-name="MathematicaFormatStandardForm"><text:span text:style-name="T9"/></text:span></text:p>
      <text:p text:style-name="P13"><text:span text:style-name="MathematicaFormatStandardForm"><text:span text:style-name="T9"><text:tab/></text:span></text:span><text:span text:style-name="MathematicaFormatStandardForm"><text:span text:style-name="T12">We can use (</text:span></text:span><text:span text:style-name="MathematicaFormatStandardForm"><text:span text:style-name="T32">6.6.1</text:span></text:span><text:span text:style-name="MathematicaFormatStandardForm"><text:span text:style-name="T12">) </text:span></text:span><text:span text:style-name="MathematicaFormatStandardForm"><text:span text:style-name="T35">to compute </text:span></text:span><text:span text:style-name="MathematicaFormatStandardForm"><text:span text:style-name="T32">the partial sum of the zeta function convolved exponential to some complex value </text:span></text:span><text:span text:style-name="MathematicaFormatStandardForm"><text:span text:style-name="T57">z</text:span></text:span><text:span text:style-name="MathematicaFormatStandardForm"><text:span text:style-name="T32">, </text:span></text:span><text:span text:style-name="MathematicaFormatStandardForm"><text:span text:style-name="T16"><draw:frame draw:style-name="fr1" draw:name="Object225" text:anchor-type="as-char" svg:y="-0.1437in" svg:width="0.5189in" svg:height="0.1945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text:span text:style-name="MathematicaFormatStandardForm"><text:span text:style-name="T16">, </text:span></text:span><text:span text:style-name="MathematicaFormatStandardForm"><text:span text:style-name="T35">as</text:span></text:span></text:p>
      <text:p text:style-name="P11"><text:span text:style-name="MathematicaFormatStandardForm"><text:span text:style-name="T9"><draw:frame draw:style-name="fr3" draw:name="Object66" text:anchor-type="as-char" svg:y="-0.2465in" svg:width="1.6398in" svg:height="0.3866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16"><text:span text:style-name="FormulaNumber">(6.7.1)</text:span></text:p>
      <text:p text:style-name="P25"/>
      <text:p text:style-name="P1"><text:span text:style-name="aaMathematica"><text:span text:style-name="T83">Dz[n_,z_,k_]:=1+((z+1)/k-1)Sum[Dz[n/j,z,k+1],{j,2,n}]</text:span></text:span></text:p>
      <text:p text:style-name="P1"><text:span text:style-name="aaMathematica"><text:span text:style-name="T72">D</text:span></text:span><text:span text:style-name="aaMathematica"><text:span text:style-name="T84">a</text:span></text:span><text:span text:style-name="aaMathematica"><text:span text:style-name="T72">[n_,k_,a_]:=Sum[Binomial[k,j] D</text:span></text:span><text:span text:style-name="aaMathematica"><text:span text:style-name="T84">a</text:span></text:span><text:span text:style-name="aaMathematica"><text:span text:style-name="T72">[n/(m^(k-j)),j,m],{m,a+1,n^(1/k)},{j,0,k-1}]</text:span></text:span></text:p>
      <text:p text:style-name="P1"><text:span text:style-name="aaMathematica"><text:span text:style-name="T72">D</text:span></text:span><text:span text:style-name="aaMathematica"><text:span text:style-name="T84">a</text:span></text:span><text:span text:style-name="aaMathematica"><text:span text:style-name="T72">[n_,0,a_]:=</text:span></text:span><text:span text:style-name="aaMathematica"><text:span text:style-name="T76">UnitStep[n-1]</text:span></text:span></text:p>
      <text:p text:style-name="P1"><text:span text:style-name="aaMathematica"><text:span text:style-name="T72">D</text:span></text:span><text:span text:style-name="aaMathematica"><text:span text:style-name="T84">a</text:span></text:span><text:span text:style-name="aaMathematica"><text:span text:style-name="T72">[n_,1,a_]:=Floor[n]-a</text:span></text:span></text:p>
      <text:p text:style-name="P1"><text:span text:style-name="aaMathematica"><text:span text:style-name="T72">D</text:span></text:span><text:span text:style-name="aaMathematica"><text:span text:style-name="T84">zAlt</text:span></text:span><text:span text:style-name="aaMathematica"><text:span text:style-name="T72">[n_,z_]:=Sum[Binomial[z,k] D</text:span></text:span><text:span text:style-name="aaMathematica"><text:span text:style-name="T84">a</text:span></text:span><text:span text:style-name="aaMathematica"><text:span text:style-name="T72">[n,k,1],{k,0,Log[2,n]}]</text:span></text:span></text:p>
      <text:p text:style-name="P1"><text:span text:style-name="aaMathematica"><text:span text:style-name="T72">Grid[Table[Chop[D</text:span></text:span><text:span text:style-name="aaMathematica"><text:span text:style-name="T84">z</text:span></text:span><text:span text:style-name="aaMathematica"><text:span text:style-name="T72">[721,s+t I,</text:span></text:span><text:span text:style-name="aaMathematica"><text:span text:style-name="T85">1</text:span></text:span><text:span text:style-name="aaMathematica"><text:span text:style-name="T72">]-</text:span></text:span><text:span text:style-name="aaMathematica"><text:span text:style-name="T86">DzAlt</text:span></text:span><text:span text:style-name="aaMathematica"><text:span text:style-name="T72">[721,s+t I]],{s,-1.3,4,.7},{t,-1.3,4,.7}]]</text:span></text:span></text:p>
      <text:p text:style-name="P13"><text:span text:style-name="MathematicaFormatStandardForm"><text:span text:style-name="T25"/></text:span></text:p>
      <text:p text:style-name="P13"><text:span text:style-name="MathematicaFormatStandardForm"><text:span text:style-name="T25">As </text:span></text:span><text:span text:style-name="MathematicaFormatStandardForm"><text:span text:style-name="T36">Mertens function </text:span></text:span><text:span text:style-name="MathematicaFormatStandardForm"><text:span text:style-name="T37">is</text:span></text:span><text:span text:style-name="MathematicaFormatStandardForm"><text:span text:style-name="T16"><draw:frame draw:style-name="fr1" draw:name="Object228" text:anchor-type="as-char" svg:y="-0.1437in" svg:width="1.0217in" svg:height="0.1945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36">, we can use (</text:span></text:span><text:span text:style-name="MathematicaFormatStandardForm"><text:span text:style-name="T38">6.6.1</text:span></text:span><text:span text:style-name="MathematicaFormatStandardForm"><text:span text:style-name="T36">) to compute </text:span></text:span><text:span text:style-name="MathematicaFormatStandardForm"><text:span text:style-name="T29">Mertens function</text:span></text:span><text:span text:style-name="MathematicaFormatStandardForm"><text:span text:style-name="T36"> as</text:span></text:span></text:p>
      <text:p text:style-name="P13"><text:span text:style-name="MathematicaFormatStandardForm"><text:span text:style-name="T36"/></text:span></text:p>
      <text:p text:style-name="P11"><text:span text:style-name="MathematicaFormatStandardForm"><text:span text:style-name="T9"><draw:frame draw:style-name="fr3" draw:name="Object62" text:anchor-type="as-char" svg:y="-0.2465in" svg:width="1.6693in" svg:height="0.3866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16"><text:span text:style-name="FormulaNumber">(6.7.2)</text:span></text:p>
      <text:p text:style-name="P11"><text:span text:style-name="MathematicaFormatStandardForm"><text:span text:style-name="T22"/></text:span></text:p>
      <text:p text:style-name="P1"><text:span text:style-name="aaMathematica"><text:span text:style-name="T72">Dd[n_,k_,a_]:=Sum[Binomial[k,j] Dd[n/(m^(k-j)),j,m],{m,a+1,n^(1/k)},{j,0,k-1}];Dd[n_,0,a_]:=</text:span></text:span><text:span text:style-name="aaMathematica"><text:span text:style-name="T76">UnitStep[n-1]</text:span></text:span><text:span text:style-name="aaMathematica"><text:span text:style-name="T72">;Dd[n_,1,a_]:=Floor[n]-a</text:span></text:span></text:p>
      <text:p text:style-name="P1"><text:span text:style-name="aaMathematica"><text:span text:style-name="T72">Mertens[n_]:=Sum[(-1)^k Dd[n,k,</text:span></text:span><text:span text:style-name="aaMathematica"><text:span text:style-name="T80">1</text:span></text:span><text:span text:style-name="aaMathematica"><text:span text:style-name="T72">],{k,0,Log[2,n]}]</text:span></text:span></text:p>
      <text:p text:style-name="P1"><text:span text:style-name="aaMathematica"><text:span text:style-name="T72">Table[Mertens[n]-Sum[MoebiusMu[j],{j,1,n}],{n,2,100}]</text:span></text:span></text:p>
      <text:p text:style-name="P13"><text:span text:style-name="MathematicaFormatStandardForm"><text:span text:style-name="T39"/></text:span></text:p>
      <text:p text:style-name="P13"><text:span text:style-name="MathematicaFormatStandardForm"><text:span text:style-name="T39">a</text:span></text:span><text:span text:style-name="MathematicaFormatStandardForm"><text:span text:style-name="T25">nd w</text:span></text:span><text:span text:style-name="MathematicaFormatStandardForm"><text:span text:style-name="T35">e can use (</text:span></text:span><text:span text:style-name="MathematicaFormatStandardForm"><text:span text:style-name="T38">6.6.1</text:span></text:span><text:span text:style-name="MathematicaFormatStandardForm"><text:span text:style-name="T35">) to compute Riemann's Prime counting function as</text:span></text:span></text:p>
      <text:p text:style-name="P16"><text:soft-page-break/><text:span text:style-name="MathematicaFormatStandardForm"><text:span text:style-name="T9"/></text:span></text:p>
      <text:p text:style-name="P11"><text:span text:style-name="MathematicaFormatStandardForm"><text:span text:style-name="T9"><draw:frame draw:style-name="fr3" draw:name="Object362" text:anchor-type="as-char" svg:y="-0.2465in" svg:width="1.7618in" svg:height="0.3866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16"><text:span text:style-name="FormulaNumber">(6.7.3)</text:span></text:p>
      <text:p text:style-name="P16"><text:span text:style-name="MathematicaFormatStandardForm"><text:span text:style-name="T98"/></text:span></text:p>
      <text:p text:style-name="P1"><text:span text:style-name="aaMathematica"><text:span text:style-name="T72">Dd[n_,k_,a_]:=Sum[Binomial[k,j] Dd[n/(m^(k-j)),j,m],{m,a+1,n^(1/k)},{j,0,k-1}];Dd[n_,0,a_]:=</text:span></text:span><text:span text:style-name="aaMathematica"><text:span text:style-name="T76">UnitStep[n-1]</text:span></text:span><text:span text:style-name="aaMathematica"><text:span text:style-name="T72">;Dd[n_,1,a_]:=Floor[n]-a</text:span></text:span></text:p>
      <text:p text:style-name="P1"><text:span text:style-name="aaMathematica"><text:span text:style-name="T85">logD</text:span></text:span><text:span text:style-name="aaMathematica"><text:span text:style-name="T72">[n_]:=Sum[(-1)^(k-1)/k Dd[n,k,</text:span></text:span><text:span text:style-name="aaMathematica"><text:span text:style-name="T80">1</text:span></text:span><text:span text:style-name="aaMathematica"><text:span text:style-name="T72">],{k,1,Log[2,n]}]</text:span></text:span></text:p>
      <text:p text:style-name="P1"><text:span text:style-name="aaMathematica"><text:span text:style-name="T87">RiemannPrimeCount[n_]:=Sum[PrimePi[n^(1/j)]/j,{j,1,Log[2,n]}]</text:span></text:span></text:p>
      <text:p text:style-name="P1"><text:span text:style-name="aaMathematica"><text:span text:style-name="T72">Table[</text:span></text:span><text:span text:style-name="aaMathematica"><text:span text:style-name="T87">RiemannPrimeCount</text:span></text:span><text:span text:style-name="aaMathematica"><text:span text:style-name="T72">[n]-</text:span></text:span><text:span text:style-name="aaMathematica"><text:span text:style-name="T85">logD</text:span></text:span><text:span text:style-name="aaMathematica"><text:span text:style-name="T72">[n</text:span></text:span><text:span text:style-name="aaMathematica"><text:span text:style-name="T80">]</text:span></text:span><text:span text:style-name="aaMathematica"><text:span text:style-name="T72">,{n,2,100}]</text:span></text:span></text:p>
      <text:p text:style-name="P16"><text:span text:style-name="MathematicaFormatStandardForm"><text:span text:style-name="T9"/></text:span></text:p>
      <text:p text:style-name="P14"><text:span text:style-name="MathematicaFormatStandardForm"><text:span text:style-name="T39">a</text:span></text:span><text:span text:style-name="MathematicaFormatStandardForm"><text:span text:style-name="T29">nd</text:span></text:span><text:span text:style-name="MathematicaFormatStandardForm"><text:span text:style-name="T35"> we can use (3.1) to compute</text:span></text:span><text:span text:style-name="MathematicaFormatStandardForm"><text:span text:style-name="T22"><draw:frame draw:style-name="fr3" draw:name="Object70" text:anchor-type="as-char" svg:y="-0.2083in" svg:width="2.2209in" svg:height="0.3492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MathematicaFormatStandardForm"><text:span text:style-name="T35">from (1.6) as</text:span></text:span></text:p>
      <text:p text:style-name="P14"><text:span text:style-name="MathematicaFormatStandardForm"><text:span text:style-name="T35"/></text:span></text:p>
      <text:p text:style-name="P11"><text:span text:style-name="MathematicaFormatStandardForm"><text:span text:style-name="T9"><draw:frame draw:style-name="fr3" draw:name="Object79" text:anchor-type="as-char" svg:y="-0.2465in" svg:width="2.961in" svg:height="0.390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16"><text:span text:style-name="FormulaNumber">(6.7.</text:span><text:span text:style-name="FormulaNumber"><text:span text:style-name="T95">4</text:span></text:span><text:span text:style-name="FormulaNumber">)</text:span></text:p>
      <text:p text:style-name="P16"><text:span text:style-name="MathematicaFormatStandardForm"><text:span text:style-name="T9"/></text:span></text:p>
      <text:p text:style-name="P1"><text:span text:style-name="aaMathematica"><text:span text:style-name="T88">logD[n_,k_]:=Limit[D[Dz[n,z,1],{z,k}],z-&gt;0];Dz[n_,z_,k_]:=1+((z+1)/k-1)Sum[Dz[n/j,z,k+1],{j,2,n}]</text:span></text:span></text:p>
      <text:p text:style-name="P1"><text:span text:style-name="aaMathematica"><text:span text:style-name="T72">D</text:span></text:span><text:span text:style-name="aaMathematica"><text:span text:style-name="T89">a</text:span></text:span><text:span text:style-name="aaMathematica"><text:span text:style-name="T72">[n_,k_,a_]:=Sum[Binomial[k,j] D</text:span></text:span><text:span text:style-name="aaMathematica"><text:span text:style-name="T89">a</text:span></text:span><text:span text:style-name="aaMathematica"><text:span text:style-name="T72">[n/(m^(k-j)),j,m],{m,a+1,n^(1/k)},{j,0,k-1}]</text:span></text:span></text:p>
      <text:p text:style-name="P1"><text:span text:style-name="aaMathematica"><text:span text:style-name="T72">D</text:span></text:span><text:span text:style-name="aaMathematica"><text:span text:style-name="T89">a</text:span></text:span><text:span text:style-name="aaMathematica"><text:span text:style-name="T72">[n_,0,a_]:=</text:span></text:span><text:span text:style-name="aaMathematica"><text:span text:style-name="T76">UnitStep[n-1]</text:span></text:span></text:p>
      <text:p text:style-name="P1"><text:span text:style-name="aaMathematica"><text:span text:style-name="T72">D</text:span></text:span><text:span text:style-name="aaMathematica"><text:span text:style-name="T89">a</text:span></text:span><text:span text:style-name="aaMathematica"><text:span text:style-name="T72">[n_,1,a_]:=Floor[n]-a</text:span></text:span></text:p>
      <text:p text:style-name="P1"><text:span text:style-name="aaMathematica"><text:span text:style-name="T89">logD</text:span></text:span><text:span text:style-name="aaMathematica"><text:span text:style-name="T72">Alt[n_,j_]:=Sum[1/k!(</text:span></text:span><text:span text:style-name="aaMathematica"><text:span text:style-name="T90">Limit[</text:span></text:span><text:span text:style-name="aaMathematica"><text:span text:style-name="T72">D[Log[1+</text:span></text:span><text:span text:style-name="aaMathematica"><text:span text:style-name="T90">y</text:span></text:span><text:span text:style-name="aaMathematica"><text:span text:style-name="T72">]^j,{</text:span></text:span><text:span text:style-name="aaMathematica"><text:span text:style-name="T90">y</text:span></text:span><text:span text:style-name="aaMathematica"><text:span text:style-name="T72">,k}],</text:span></text:span><text:span text:style-name="aaMathematica"><text:span text:style-name="T90">y</text:span></text:span><text:span text:style-name="aaMathematica"><text:span text:style-name="T72">-</text:span></text:span><text:span text:style-name="aaMathematica"><text:span text:style-name="T91">&gt;</text:span></text:span><text:span text:style-name="aaMathematica"><text:span text:style-name="T72">0</text:span></text:span><text:span text:style-name="aaMathematica"><text:span text:style-name="T90">]</text:span></text:span><text:span text:style-name="aaMathematica"><text:span text:style-name="T72">) D</text:span></text:span><text:span text:style-name="aaMathematica"><text:span text:style-name="T89">a</text:span></text:span><text:span text:style-name="aaMathematica"><text:span text:style-name="T72">[n,k,</text:span></text:span><text:span text:style-name="aaMathematica"><text:span text:style-name="T80">1</text:span></text:span><text:span text:style-name="aaMathematica"><text:span text:style-name="T72">],{k,0,Log[2,n]}]</text:span></text:span></text:p>
      <text:p text:style-name="P1"><text:span text:style-name="aaMathematica"><text:span text:style-name="T72">Grid[Table[</text:span></text:span><text:span text:style-name="aaMathematica"><text:span text:style-name="T89">logD</text:span></text:span><text:span text:style-name="aaMathematica"><text:span text:style-name="T72">[n,k]-</text:span></text:span><text:span text:style-name="aaMathematica"><text:span text:style-name="T89">logD</text:span></text:span><text:span text:style-name="aaMathematica"><text:span text:style-name="T72">Alt[n,k],{n,10,</text:span></text:span><text:span text:style-name="aaMathematica"><text:span text:style-name="T89">1</text:span></text:span><text:span text:style-name="aaMathematica"><text:span text:style-name="T72">00, 10},{k,1,5}]]</text:span></text:span></text:p>
      <text:p text:style-name="P22"/>
      <text:p text:style-name="P21"/>
      <text:p text:style-name="P14"><text:span text:style-name="MathematicaFormatStandardForm"><text:span text:style-name="T9"/></text:span></text:p>
      <text:p text:style-name="P2"><text:span text:style-name="aaSubSection_20_Title"><text:span text:style-name="T70">6.8</text:span></text:span><text:span text:style-name="aaSubSection_20_Title"> </text:span><text:span text:style-name="aaSubSection_20_Title"><text:span text:style-name="T97">Notes and Implementations of This Approach</text:span></text:span></text:p>
      <text:p text:style-name="P14"><text:span text:style-name="MathematicaFormatStandardForm"><text:span text:style-name="T9"/></text:span></text:p>
      <text:p text:style-name="P14"><text:span text:style-name="MathematicaFormatStandardForm"><text:span text:style-name="T29"><text:tab/></text:span></text:span><text:span text:style-name="MathematicaFormatStandardForm"><text:span text:style-name="T40">(</text:span></text:span><text:span text:style-name="MathematicaFormatStandardForm"><text:span text:style-name="T38">6.6.1</text:span></text:span><text:span text:style-name="MathematicaFormatStandardForm"><text:span text:style-name="T40">) </text:span></text:span><text:span text:style-name="MathematicaFormatStandardForm"><text:span text:style-name="T29">lets us compute</text:span></text:span><text:span text:style-name="MathematicaFormatStandardForm"><text:span text:style-name="T16"><draw:frame draw:style-name="fr1" draw:name="Object236" text:anchor-type="as-char" svg:y="-0.1437in" svg:width="0.5189in" svg:height="0.1945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MathematicaFormatStandardForm"><text:span text:style-name="T16">,</text:span></text:span><text:span text:style-name="MathematicaFormatStandardForm"><text:span text:style-name="T16"><draw:frame draw:style-name="fr1" draw:name="Object237" text:anchor-type="as-char" svg:y="-0.1244in" svg:width="0.4154in" svg:height="0.1591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MathematicaFormatStandardForm"><text:span text:style-name="T16">, </text:span></text:span><text:span text:style-name="MathematicaFormatStandardForm"><text:span text:style-name="T29">and</text:span></text:span><text:span text:style-name="MathematicaFormatStandardForm"><text:span text:style-name="T16"><draw:frame draw:style-name="fr1" draw:name="Object238" text:anchor-type="as-char" svg:y="-0.1437in" svg:width="0.722in" svg:height="0.1945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text:span text:style-name="MathematicaFormatStandardForm"><text:span text:style-name="T29">in faster than</text:span></text:span><text:span text:style-name="MathematicaFormatStandardForm"><text:span text:style-name="T16"><draw:frame draw:style-name="fr1" draw:name="Object239" text:anchor-type="as-char" svg:y="-0.1244in" svg:width="0.3744in" svg:height="0.1591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text:span text:style-name="MathematicaFormatStandardForm"><text:span text:style-name="T29">time, and in</text:span></text:span><text:span text:style-name="MathematicaFormatStandardForm"><text:span text:style-name="T16"><draw:frame draw:style-name="fr1" draw:name="Object240" text:anchor-type="as-char" svg:y="-0.1244in" svg:width="0.5728in" svg:height="0.1591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MathematicaFormatStandardForm"><text:span text:style-name="T29">space. <text:s/>In fact, once we've computed our</text:span></text:span><text:span text:style-name="MathematicaFormatStandardForm"><text:span text:style-name="T16"><draw:frame draw:style-name="fr1" draw:name="Object241" text:anchor-type="as-char" svg:y="-0.1244in" svg:width="0.3972in" svg:height="0.1752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MathematicaFormatStandardForm"><text:span text:style-name="T29">values of</text:span></text:span><text:span text:style-name="MathematicaFormatStandardForm"><text:span text:style-name="T16"><draw:frame draw:style-name="fr1" draw:name="Object242" text:anchor-type="as-char" svg:y="-0.1437in" svg:width="0.8043in" svg:height="0.1945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MathematicaFormatStandardForm"><text:span text:style-name="T29"> in </text:span></text:span><text:span text:style-name="MathematicaFormatStandardForm"><text:span text:style-name="T16"><draw:frame draw:style-name="fr1" draw:name="Object247" text:anchor-type="as-char" svg:y="-0.1244in" svg:width="0.3744in" svg:height="0.1591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text:span text:style-name="MathematicaFormatStandardForm"><text:span text:style-name="T29">time</text:span></text:span><text:span text:style-name="MathematicaFormatStandardForm"><text:span text:style-name="T16">, </text:span></text:span><text:span text:style-name="MathematicaFormatStandardForm"><text:span text:style-name="T29">we can compute </text:span></text:span><text:span text:style-name="MathematicaFormatStandardForm"><text:span text:style-name="T58">any</text:span></text:span><text:span text:style-name="MathematicaFormatStandardForm"><text:span text:style-name="T29"> value of</text:span></text:span><text:span text:style-name="MathematicaFormatStandardForm"><text:span text:style-name="T16"><draw:frame draw:style-name="fr1" draw:name="Object244" text:anchor-type="as-char" svg:y="-0.1437in" svg:width="0.5189in" svg:height="0.1945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MathematicaFormatStandardForm"><text:span text:style-name="T29">or</text:span></text:span><text:span text:style-name="MathematicaFormatStandardForm"><text:span text:style-name="T16"><draw:frame draw:style-name="fr1" draw:name="Object245" text:anchor-type="as-char" svg:y="-0.1437in" svg:width="0.722in" svg:height="0.1945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MathematicaFormatStandardForm"><text:span text:style-name="T29">in</text:span></text:span><text:span text:style-name="MathematicaFormatStandardForm"><text:span text:style-name="T16"><draw:frame draw:style-name="fr1" draw:name="Object246" text:anchor-type="as-char" svg:y="-0.1244in" svg:width="0.6173in" svg:height="0.1752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MathematicaFormatStandardForm"><text:span text:style-name="T29">operations, via the identities above.</text:span></text:span></text:p>
      <text:p text:style-name="P14"><text:span text:style-name="MathematicaFormatStandardForm"><text:span text:style-name="T29"><text:tab/>This </text:span></text:span><text:span text:style-name="MathematicaFormatStandardForm"><text:span text:style-name="T41">idea works</text:span></text:span><text:span text:style-name="MathematicaFormatStandardForm"><text:span text:style-name="T29"> especially </text:span></text:span><text:span text:style-name="MathematicaFormatStandardForm"><text:span text:style-name="T41">well </text:span></text:span><text:span text:style-name="MathematicaFormatStandardForm"><text:span text:style-name="T29">at computing</text:span></text:span><text:span text:style-name="MathematicaFormatStandardForm"><text:span text:style-name="T16"><draw:frame draw:style-name="fr1" draw:name="Object248" text:anchor-type="as-char" svg:y="-0.1244in" svg:width="0.3811in" svg:height="0.1591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41">if</text:span></text:span><text:span text:style-name="MathematicaFormatStandardForm"><text:span text:style-name="T29"> we apply a wheel to (</text:span></text:span><text:span text:style-name="MathematicaFormatStandardForm"><text:span text:style-name="T38">6.6.1</text:span></text:span><text:span text:style-name="MathematicaFormatStandardForm"><text:span text:style-name="T29">). <text:s/>If the sum in (</text:span></text:span><text:span text:style-name="MathematicaFormatStandardForm"><text:span text:style-name="T38">6.6.1</text:span></text:span><text:span text:style-name="MathematicaFormatStandardForm"><text:span text:style-name="T29">) is only taken over </text:span></text:span><text:span text:style-name="MathematicaFormatStandardForm"><text:span text:style-name="T58">m=</text:span></text:span><text:span text:style-name="MathematicaFormatStandardForm"><text:span text:style-name="T29">numbers not divisible by, say, the first 8 primes, and </text:span></text:span><text:span text:style-name="MathematicaFormatStandardForm"><text:span text:style-name="T41">the</text:span></text:span><text:span text:style-name="MathematicaFormatStandardForm"><text:span text:style-name="T29"> same wheel is applied to</text:span></text:span><text:span text:style-name="MathematicaFormatStandardForm"><text:span text:style-name="T16"><draw:frame draw:style-name="fr1" draw:name="Object249" text:anchor-type="as-char" svg:y="-0.1244in" svg:width="0.6075in" svg:height="0.1752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MathematicaFormatStandardForm"><text:span text:style-name="T29">in (</text:span></text:span><text:span text:style-name="MathematicaFormatStandardForm"><text:span text:style-name="T38">6.6.1</text:span></text:span><text:span text:style-name="MathematicaFormatStandardForm"><text:span text:style-name="T29">), the algorithm runs, empirically, in something like</text:span></text:span><text:span text:style-name="MathematicaFormatStandardForm"><text:span text:style-name="T29"><draw:frame draw:style-name="fr1" draw:name="Object250" text:anchor-type="as-char" svg:y="-0.2374in" svg:width="0.4366in" svg:height="0.272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42">time</text:span></text:span><text:span text:style-name="MathematicaFormatStandardForm"><text:span text:style-name="T16">, </text:span></text:span><text:span text:style-name="MathematicaFormatStandardForm"><text:span text:style-name="T29">and speed</text:span></text:span><text:span text:style-name="MathematicaFormatStandardForm"><text:span text:style-name="T41">s</text:span></text:span><text:span text:style-name="MathematicaFormatStandardForm"><text:span text:style-name="T29"> up betwee</text:span></text:span><text:span text:style-name="MathematicaFormatStandardForm"><text:span text:style-name="T42">n</text:span></text:span><text:span text:style-name="MathematicaFormatStandardForm"><text:span text:style-name="T29"> x1000 and x10000 in constant time terms.</text:span></text:span></text:p>
      <text:p text:style-name="P14"><text:span text:style-name="MathematicaFormatStandardForm"><text:span text:style-name="T29"/></text:span></text:p>
      <text:p text:style-name="P26"><text:span text:style-name="MathematicaFormatStandardForm"><text:span text:style-name="T67"><text:tab/></text:span></text:span><text:span text:style-name="MathematicaFormatStandardForm"><text:span text:style-name="T68">A pretty fast C implementation using this </text:span></text:span><text:span text:style-name="MathematicaFormatStandardForm"><text:span text:style-name="T69">idea</text:span></text:span><text:span text:style-name="MathematicaFormatStandardForm"><text:span text:style-name="T68"> to count primes </text:span></text:span><text:span text:style-name="MathematicaFormatStandardForm"><text:span text:style-name="T69">is</text:span></text:span><text:span text:style-name="MathematicaFormatStandardForm"><text:span text:style-name="T68"> at </text:span></text:span><text:a xlink:type="simple" xlink:href="http://icecreambreakfast.com/primes/NMPrimeCounter.cpp" text:style-name="Internet_20_link" text:visited-style-name="Visited_20_Internet_20_Link"><text:span text:style-name="aaMathlink">http://icecreambreakfast.com/primes/NMPrimeCounter.cpp</text:span></text:a><text:span text:style-name="aaMathlink"> </text:span></text:p>
      <text:p text:style-name="P26"><text:span text:style-name="MathematicaFormatStandardForm"><text:span text:style-name="T43"/></text:span></text:p>
      <text:p text:style-name="P27"><text:span text:style-name="MathematicaFormatStandardForm"><text:span text:style-name="T1"><text:tab/></text:span></text:span><text:span text:style-name="MathematicaFormatStandardForm"><text:span text:style-name="T2">Other descriptions of this technique </text:span></text:span><text:span text:style-name="MathematicaFormatStandardForm"><text:span text:style-name="T3">are</text:span></text:span><text:span text:style-name="MathematicaFormatStandardForm"><text:span text:style-name="T2"> in section E.2 of </text:span></text:span><text:a xlink:type="simple" xlink:href="http://www.icecreambreakfast.com/primecount/PrimeCountingSurvey.pdf" text:style-name="Internet_20_link" text:visited-style-name="Visited_20_Internet_20_Link"><text:span text:style-name="aaMathlink">http://www.icecreambreakfast.com/primecount/PrimeCountingSurvey.pdf</text:span></text:a><text:span text:style-name="MathematicaFormatStandardForm"><text:span text:style-name="T2"> , and section 4-2 of </text:span></text:span><text:a xlink:type="simple" xlink:href="http://www.icecreambreakfast.com/primecount/LinnikVariations.pdf" text:style-name="Internet_20_link" text:visited-style-name="Visited_20_Internet_20_Link"><text:span text:style-name="aaMathlink">http://www.icecreambreakfast.com/primecount/LinnikVariations.pdf</text:span></text:a><text:span text:style-name="Internet_20_link"><text:span text:style-name="T62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2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ll Gothic Std Black" svg:font-family="'Bell Gothic Std Black'" style:font-adornments="Black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fo:padding="0.0201in" fo:border="0.06pt solid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link" style:family="text">
      <style:text-properties fo:color="#000000" style:text-outline="false" style:text-line-through-style="none" style:text-line-through-type="none" style:font-name="Pescadero1" fo:font-family="Pescadero" style:font-family-generic="roman" style:font-pitch="variable" fo:font-size="7pt" fo:letter-spacing="normal" fo:font-style="italic" fo:text-shadow="none" style:text-underline-style="none" fo:font-weight="normal" officeooo:rsid="01480fc8" style:font-name-asian="Courier New" style:font-family-asian="'Courier New'" style:font-family-generic-asian="modern" style:font-pitch-asian="fixed" style:font-size-asian="7pt" style:font-style-asian="italic" style:font-weight-asian="normal" style:font-name-complex="Courier New" style:font-family-complex="'Courier New'" style:font-family-generic-complex="modern" style:font-pitch-complex="fixed" style:font-size-complex="7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aBigTitle" style:family="text" style:parent-style-name="MathematicaFormatStandardForm"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letter-spacing="normal" fo:font-style="normal" fo:text-shadow="none" style:text-underline-style="none" fo:font-weight="normal" officeooo:rsid="0013b92d" style:font-name-asian="Courier New" style:font-family-asian="'Courier New'" style:font-family-generic-asian="modern" style:font-pitch-asian="fixed" style:font-size-asian="18pt" style:font-style-asian="normal" style:font-weight-asian="normal" style:font-name-complex="Courier New" style:font-family-complex="'Courier New'" style:font-family-generic-complex="modern" style:font-pitch-complex="fixed" style:font-size-complex="18pt" style:font-style-complex="normal" style:font-weight-complex="normal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FormulaNumber" style:family="text">
      <style:text-properties fo:color="#4c4c4c" style:font-name="Pescadero2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48:27.926000000</meta:creation-date>
    <dc:date>2015-10-23T10:41:03.504000000</dc:date>
    <meta:editing-duration>PT19H26M29S</meta:editing-duration>
    <meta:editing-cycles>18</meta:editing-cycles>
    <meta:generator>LibreOffice/5.0.0.5$Windows_x86 LibreOffice_project/1b1a90865e348b492231e1c451437d7a15bb262b</meta:generator>
    <meta:document-statistic meta:table-count="0" meta:image-count="0" meta:object-count="84" meta:page-count="6" meta:paragraph-count="156" meta:word-count="802" meta:character-count="8013" meta:non-whitespace-character-count="7317"/>
  </office:meta>
</office:document-meta>
</file>

<file path=Object 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10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1/content.xml><?xml version="1.0" encoding="utf-8"?>
<math xmlns="http://www.w3.org/1998/Math/MathML" display="block">
  <semantics>
    <msub>
      <mrow>
        <mo fence="true" stretchy="false">[</mo>
        <mrow>
          <mrow>
            <mi>f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f(s,y)^k]_n</annotation>
  </semantics>
</math>
</file>

<file path=Object 1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%zeta(s,y+1)^k]_n = sum from j = 1 (j+y)^-s [%zeta(s,y+1)^{k-1}]_{n(j+y)^-1}
</annotation>
  </semantics>
</math>
</file>

<file path=Object 13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1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1</mn>
            </mrow>
          </munder>
          <mi>f</mi>
        </mrow>
      </mrow>
      <mrow>
        <mo fence="true" stretchy="false">(</mo>
        <mrow>
          <mrow>
            <mi>j</mi>
            <mo stretchy="false">+</mo>
            <mi>y</mi>
          </mrow>
        </mrow>
        <mo fence="true" stretchy="false">)</mo>
      </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f(y+1)^k]_n=sum from j=1 f(j+y)[f(y+1)^{k-1}]_{n (j+y)^-1}</annotation>
  </semantics>
</math>
</file>

<file path=Object 1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1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1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+1)^k]_n</annotation>
  </semantics>
</math>
</file>

<file path=Object 1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1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+1)^k]_n</annotation>
  </semantics>
</math>
</file>

<file path=Object 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2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p>
        <mi>y</mi>
        <mrow>
          <mrow>
            <mo stretchy="false">−</mo>
            <mi>s</mi>
          </mrow>
          <mi>j</mi>
        </mrow>
      </msup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o stretchy="false">⋅</mo>
          <msup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%zeta(s,y)^k]_n = sum from j = 0 to k (binom{k}{j})y^{-s j} [%zeta(s, y+1)^{k-j}]_{n cdot (y+1)^-1}</annotation>
  </semantics>
</math>
</file>

<file path=Object 2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22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y</mi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sup>
        <mi>y</mi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row>
              <mi>y</mi>
              <mo stretchy="false">+</mo>
              <mn>1</mn>
            </mrow>
          </mrow>
          <mo stretchy="false">)</mo>
        </mrow>
        <mrow>
          <mrow>
            <mi>k</mi>
            <mo stretchy="false">−</mo>
            <mi>j</mi>
          </mrow>
        </mrow>
      </msup>
    </mrow>
    <annotation encoding="StarMath 5.0">%zeta(s,y)^k = sum from j = 0 to k (binom{k}{j})y^{-s j} %zeta(s, y+1)^{k-j}</annotation>
  </semantics>
</math>
</file>

<file path=Object 23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i>f</mi>
      <msup>
        <mrow>
          <mo fence="true" stretchy="false">(</mo>
          <mrow>
            <mrow>
              <mi>y</mi>
              <mo stretchy="false">+</mo>
              <mn>1</mn>
            </mrow>
          </mrow>
          <mo fence="true" stretchy="false">)</mo>
        </mrow>
        <mi>j</mi>
      </msup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j</mi>
            </mrow>
          </msup>
        </mrow>
      </msub>
    </mrow>
    <annotation encoding="StarMath 5.0">"" [f(y)^k]_n=
sum from j = 0 to k (binom{k}{j})f(y+1)^j [f(y+1)^{k-j}]_{n {(y+1)^-j}}</annotation>
  </semantics>
</math>
</file>

<file path=Object 2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+1)^k]_n</annotation>
  </semantics>
</math>
</file>

<file path=Object 2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y</mi>
        <mrow>
          <mrow>
            <mo stretchy="false">−</mo>
            <mi>j</mi>
          </mrow>
          <mo stretchy="false">⋅</mo>
          <mi>s</mi>
        </mrow>
      </msup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j</mi>
            </mrow>
          </msup>
        </mrow>
      </msub>
    </mrow>
    <annotation encoding="StarMath 5.0">[%zeta(s,y+1)^k]_n=sum from j = 0 to k (-1)^j (binom{k}{j})y^{-j cdot s} [%zeta(s,y)^{k-j}]_{n (y+1)^-j}</annotation>
  </semantics>
</math>
</file>

<file path=Object 2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28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row>
                <mi>s</mi>
                <mi>,</mi>
                <mrow>
                  <mi>y</mi>
                  <mo stretchy="false">+</mo>
                  <mn>1</mn>
                </mrow>
              </mrow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y</mi>
        <mrow>
          <mrow>
            <mo stretchy="false">−</mo>
            <mi>s</mi>
          </mrow>
          <mi>j</mi>
        </mrow>
      </msup>
      <mi mathvariant="normal">ζ</mi>
      <msup>
        <mrow>
          <mo fence="true" stretchy="false">(</mo>
          <mrow>
            <mrow>
              <mi>s</mi>
              <mi>,</mi>
              <mi>y</mi>
            </mrow>
          </mrow>
          <mo fence="true" stretchy="false">)</mo>
        </mrow>
        <mrow>
          <mi>k</mi>
          <mo stretchy="false">−</mo>
          <mi>j</mi>
        </mrow>
      </msup>
    </mrow>
    <annotation encoding="StarMath 5.0">%zeta(s,y+1)^k = sum from j = 0 to k (-1)^j(binom{k}{j})y^{-s j} %zeta(s, y)^{k - j}</annotation>
  </semantics>
</math>
</file>

<file path=Object 2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i>f</mi>
      <msup>
        <mrow>
          <mo fence="true" stretchy="false">(</mo>
          <mrow>
            <mi>y</mi>
          </mrow>
          <mo fence="true" stretchy="false">)</mo>
        </mrow>
        <mi>j</mi>
      </msup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y</mi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j</mi>
            </mrow>
          </msup>
        </mrow>
      </msub>
    </mrow>
    <annotation encoding="StarMath 5.0">[f(y+1)^k]_n=sum from j = 0 to k (-1)^j (binom{k}{j})f(y)^j [f(y)^{k-j}]_{n (y+1)^-j}</annotation>
  </semantics>
</math>
</file>

<file path=Object 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3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3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3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n>0</mn>
      </mrow>
      <mtext> when </mtext>
      <mrow>
        <mi>n</mi>
        <mo stretchy="false">&lt;</mo>
        <msup>
          <mi>y</mi>
          <mi>k</mi>
        </msup>
      </mrow>
    </mrow>
    <annotation encoding="StarMath 5.0">[%zeta(s,y)^k]_n=0" when "n &lt; y^k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n>0</mn>
      </mrow>
      <mtext> when </mtext>
      <mrow>
        <mi>n</mi>
        <mo stretchy="false">&lt;</mo>
        <msup>
          <mi>y</mi>
          <mi>k</mi>
        </msup>
      </mrow>
    </mrow>
    <annotation encoding="StarMath 5.0">[f(y)^k]_n=0" when "n &lt; y^k</annotation>
  </semantics>
</math>
</file>

<file path=Object 3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35/content.xml><?xml version="1.0" encoding="utf-8"?>
<math xmlns="http://www.w3.org/1998/Math/MathML" display="block">
  <semantics>
    <msub>
      <mrow>
        <mo fence="true" stretchy="false">[</mo>
        <mrow>
          <mrow>
            <mi>f</mi>
            <msup>
              <mrow>
                <mo fence="true" stretchy="false">(</mo>
                <mrow>
                  <mi>y</mi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f(y)^k]_n</annotation>
  </semantics>
</math>
</file>

<file path=Object 3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3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3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3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row>
        <munderover>
          <mo stretchy="false">∑</mo>
          <mrow>
            <mi>m</mi>
            <mo stretchy="false">=</mo>
            <mrow>
              <mi>y</mi>
              <mo stretchy="false">+</mo>
              <mn>1</mn>
            </mrow>
          </mrow>
          <mrow>
            <mo fence="true" stretchy="false">⌊</mo>
            <mrow>
              <msup>
                <mi>n</mi>
                <mfrac>
                  <mn>1</mn>
                  <mi>k</mi>
                </mfrac>
              </msup>
            </mrow>
            <mo fence="true" stretchy="false">⌋</mo>
          </mrow>
        </munderover>
        <msup>
          <mi>m</mi>
          <mrow>
            <mrow>
              <mo stretchy="false">−</mo>
              <mi>j</mi>
            </mrow>
            <mo stretchy="false">⋅</mo>
            <mi>s</mi>
          </mrow>
        </msup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i>m</mi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o stretchy="false">⋅</mo>
          <msup>
            <mi>m</mi>
            <mrow>
              <mo stretchy="false">−</mo>
              <mi>j</mi>
            </mrow>
          </msup>
        </mrow>
      </msub>
    </mrow>
    <annotation encoding="StarMath 5.0">[%zeta(s,y)^k]_n = sum from j = 1 to k (binom{k}{j}) sum from m = y+1 to lfloor n^{1 over k} rfloor m^{-j cdot s} [%zeta(s,m)^{k-j}]_{n cdot m^-j}
</annotation>
  </semantics>
</math>
</file>

<file path=Object 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4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1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row>
                <mi>s</mi>
                <mi>,</mi>
                <mi>y</mi>
              </mrow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row>
        <munder>
          <mo stretchy="false">∑</mo>
          <mrow>
            <mi>m</mi>
            <mo stretchy="false">=</mo>
            <mrow>
              <mi>y</mi>
              <mo stretchy="false">+</mo>
              <mn>1</mn>
            </mrow>
          </mrow>
        </munder>
        <msup>
          <mi>m</mi>
          <mrow>
            <mrow>
              <mo stretchy="false">−</mo>
              <mi>j</mi>
            </mrow>
            <mo stretchy="false">⋅</mo>
            <mi>s</mi>
          </mrow>
        </msup>
      </mrow>
      <mi mathvariant="normal">ζ</mi>
      <msup>
        <mrow>
          <mo fence="true" stretchy="false">(</mo>
          <mrow>
            <mrow>
              <mi>s</mi>
              <mi>,</mi>
              <mi>m</mi>
            </mrow>
          </mrow>
          <mo fence="true" stretchy="false">)</mo>
        </mrow>
        <mrow>
          <mi>k</mi>
          <mo stretchy="false">−</mo>
          <mi>j</mi>
        </mrow>
      </msup>
    </mrow>
    <annotation encoding="StarMath 5.0">%zeta(s,y)^{k} = sum from j = 1 to k (binom{k}{j}) sum from m = y+1 m^{-j cdot s} %zeta(s,m)^{k-j}
</annotation>
  </semantics>
</math>
</file>

<file path=Object 4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row>
        <munderover>
          <mo stretchy="false">∑</mo>
          <mrow>
            <mi>m</mi>
            <mo stretchy="false">=</mo>
            <mrow>
              <mi>y</mi>
              <mo stretchy="false">+</mo>
              <mn>1</mn>
            </mrow>
          </mrow>
          <mrow>
            <mo fence="true" stretchy="false">⌊</mo>
            <mrow>
              <msup>
                <mi>n</mi>
                <mfrac>
                  <mn>1</mn>
                  <mi>k</mi>
                </mfrac>
              </msup>
            </mrow>
            <mo fence="true" stretchy="false">⌋</mo>
          </mrow>
        </munderover>
        <mi>f</mi>
      </mrow>
      <msup>
        <mrow>
          <mo fence="true" stretchy="false">(</mo>
          <mrow>
            <mi>m</mi>
          </mrow>
          <mo fence="true" stretchy="false">)</mo>
        </mrow>
        <mi>j</mi>
      </msup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m</mi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o stretchy="false">⋅</mo>
          <msup>
            <mi>m</mi>
            <mrow>
              <mo stretchy="false">−</mo>
              <mi>j</mi>
            </mrow>
          </msup>
        </mrow>
      </msub>
    </mrow>
    <annotation encoding="StarMath 5.0">[f(y)^k]_n = sum from j = 1 to k (binom{k}{j}) sum from m = y+1 to lfloor n^{1 over k} rfloor f(m)^j [f(m)^{k-j}]_{n cdot m^-j}
</annotation>
  </semantics>
</math>
</file>

<file path=Object 43/content.xml><?xml version="1.0" encoding="utf-8"?>
<math xmlns="http://www.w3.org/1998/Math/MathML" display="block">
  <semantics>
    <msub>
      <mrow>
        <mo fence="true" stretchy="false">[</mo>
        <mrow>
          <mrow>
            <mi>f</mi>
            <msup>
              <mrow>
                <mo fence="true" stretchy="false">(</mo>
                <mrow>
                  <mi>y</mi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f(y)^k]_n</annotation>
  </semantics>
</math>
</file>

<file path=Object 4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n>0</mn>
                </msup>
              </mrow>
            </mrow>
            <mo fence="true" stretchy="false">]</mo>
          </mrow>
          <mi>n</mi>
        </msub>
        <mo stretchy="false">=</mo>
        <msub>
          <mn>1</mn>
          <mrow>
            <mtext>[</mtext>
            <mn>1,</mn>
            <mi mathvariant="normal">∞</mi>
            <mtext>)</mtext>
          </mrow>
        </msub>
      </mrow>
      <mrow>
        <mo fence="true" stretchy="false">(</mo>
        <mrow>
          <mi>n</mi>
        </mrow>
        <mo fence="true" stretchy="false">)</mo>
      </mrow>
    </mrow>
    <annotation encoding="StarMath 5.0">[f(y)^0]_n=1_{"["1,infinity")"}(n)</annotation>
  </semantics>
</math>
</file>

<file path=Object 4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y)^k]_n</annotation>
  </semantics>
</math>
</file>

<file path=Object 46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b</mi>
            <mo stretchy="false">=</mo>
            <mrow>
              <mi>y</mi>
              <mo stretchy="false">+</mo>
              <mn>1</mn>
            </mrow>
          </mrow>
          <mrow>
            <mo fence="true" stretchy="false">⌊</mo>
            <mrow>
              <mi>n</mi>
            </mrow>
            <mo fence="true" stretchy="false">⌋</mo>
          </mrow>
        </munderover>
        <msup>
          <mi>b</mi>
          <mrow>
            <mo stretchy="false">−</mo>
            <mi>s</mi>
          </mrow>
        </msup>
      </mrow>
    </mrow>
    <annotation encoding="StarMath 5.0">[%zeta(s,y+1)]_n = sum from b = y+1 to lfloor n rfloor b^-s
</annotation>
  </semantics>
</math>
</file>

<file path=Object 4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b</mi>
                <mo stretchy="false">=</mo>
                <mrow>
                  <mi>y</mi>
                  <mo stretchy="false">+</mo>
                  <mn>1</mn>
                </mrow>
              </mrow>
              <mrow>
                <mo fence="true" stretchy="false">⌊</mo>
                <mrow>
                  <msup>
                    <mi>n</mi>
                    <mfrac>
                      <mn>1</mn>
                      <mn>2</mn>
                    </mfrac>
                  </msup>
                </mrow>
                <mo fence="true" stretchy="false">⌋</mo>
              </mrow>
            </munderover>
            <msup>
              <mi>b</mi>
              <mrow>
                <mrow>
                  <mo stretchy="false">−</mo>
                  <mn>2</mn>
                </mrow>
                <mi>s</mi>
              </mrow>
            </msup>
          </mrow>
          <mo stretchy="false">+</mo>
          <mn>2</mn>
        </mrow>
      </mrow>
      <mrow>
        <mrow>
          <munderover>
            <mo stretchy="false">∑</mo>
            <mrow>
              <mi>b</mi>
              <mo stretchy="false">=</mo>
              <mrow>
                <mi>a</mi>
                <mo stretchy="false">+</mo>
                <mn>1</mn>
              </mrow>
            </mrow>
            <mrow>
              <mo fence="true" stretchy="false">⌊</mo>
              <mrow>
                <msup>
                  <mi>n</mi>
                  <mfrac>
                    <mn>1</mn>
                    <mn>2</mn>
                  </mfrac>
                </msup>
              </mrow>
              <mo fence="true" stretchy="false">⌋</mo>
            </mrow>
          </munderover>
          <msup>
            <mi>b</mi>
            <mrow>
              <mo stretchy="false">−</mo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i>b</mi>
                </mfrac>
              </mrow>
              <mo fence="true" stretchy="false">⌋</mo>
            </mrow>
          </munderover>
          <msup>
            <mi>c</mi>
            <mrow>
              <mo stretchy="false">−</mo>
              <mi>s</mi>
            </mrow>
          </msup>
        </mrow>
      </mrow>
    </mrow>
    <annotation encoding="StarMath 5.0">[%zeta(s,y+1)^2]_n = sum from b = y+1 to lfloor n^{1 over 2} rfloor b^{-2 s} + 2 sum from b = a+1 to lfloor n^{1 over 2} rfloor b^-s cdot sum from c=b+1 to lfloor n over b rfloor c^-s
</annotation>
  </semantics>
</math>
</file>

<file path=Object 4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b</mi>
                <mo stretchy="false">=</mo>
                <mrow>
                  <mi>y</mi>
                  <mo stretchy="false">+</mo>
                  <mn>1</mn>
                </mrow>
              </mrow>
              <mrow>
                <mo fence="true" stretchy="false">⌊</mo>
                <mrow>
                  <msup>
                    <mi>n</mi>
                    <mfrac>
                      <mn>1</mn>
                      <mn>3</mn>
                    </mfrac>
                  </msup>
                </mrow>
                <mo fence="true" stretchy="false">⌋</mo>
              </mrow>
            </munderover>
            <msup>
              <mi>b</mi>
              <mrow>
                <mrow>
                  <mo stretchy="false">−</mo>
                  <mn>3</mn>
                </mrow>
                <mi>s</mi>
              </mrow>
            </msup>
          </mrow>
          <mo stretchy="false">+</mo>
          <mn>3</mn>
        </mrow>
      </mrow>
      <mrow>
        <mrow>
          <mrow>
            <munderover>
              <mo stretchy="false">∑</mo>
              <mrow>
                <mi>b</mi>
                <mo stretchy="false">=</mo>
                <mrow>
                  <mi>y</mi>
                  <mo stretchy="false">+</mo>
                  <mn>1</mn>
                </mrow>
              </mrow>
              <mrow>
                <mo fence="true" stretchy="false">⌊</mo>
                <mrow>
                  <msup>
                    <mi>n</mi>
                    <mfrac>
                      <mn>1</mn>
                      <mn>3</mn>
                    </mfrac>
                  </msup>
                </mrow>
                <mo fence="true" stretchy="false">⌋</mo>
              </mrow>
            </munderover>
            <mrow>
              <munderover>
                <mo stretchy="false">∑</mo>
                <mrow>
                  <mi>c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sup>
                        <mi>b</mi>
                        <mn>2</mn>
                      </msup>
                    </mfrac>
                  </mrow>
                  <mo fence="true" stretchy="false">⌋</mo>
                </mrow>
              </munderover>
              <msup>
                <mi>b</mi>
                <mrow>
                  <mrow>
                    <mo stretchy="false">−</mo>
                    <mn>2</mn>
                  </mrow>
                  <mi>s</mi>
                </mrow>
              </msup>
            </mrow>
          </mrow>
          <mo stretchy="false">⋅</mo>
          <msup>
            <mi>c</mi>
            <mrow>
              <mo stretchy="false">−</mo>
              <mi>s</mi>
            </mrow>
          </msup>
        </mrow>
        <mo stretchy="false">+</mo>
        <mn>3</mn>
      </mrow>
      <mrow>
        <mrow>
          <mrow>
            <munderover>
              <mo stretchy="false">∑</mo>
              <mrow>
                <mi>b</mi>
                <mo stretchy="false">=</mo>
                <mrow>
                  <mi>y</mi>
                  <mo stretchy="false">+</mo>
                  <mn>1</mn>
                </mrow>
              </mrow>
              <mrow>
                <mo fence="true" stretchy="false">⌊</mo>
                <mrow>
                  <msup>
                    <mi>n</mi>
                    <mfrac>
                      <mn>1</mn>
                      <mn>3</mn>
                    </mfrac>
                  </msup>
                </mrow>
                <mo fence="true" stretchy="false">⌋</mo>
              </mrow>
            </munderover>
            <mrow>
              <munderover>
                <mo stretchy="false">∑</mo>
                <mrow>
                  <mi>c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sup>
                      <mrow>
                        <mo fence="true" stretchy="false">(</mo>
                        <mrow>
                          <mfrac>
                            <mi>n</mi>
                            <mi>b</mi>
                          </mfrac>
                        </mrow>
                        <mo fence="true" stretchy="false">)</mo>
                      </mrow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underover>
              <msup>
                <mi>b</mi>
                <mrow>
                  <mo stretchy="false">−</mo>
                  <mi>s</mi>
                </mrow>
              </msup>
            </mrow>
          </mrow>
          <mo stretchy="false">⋅</mo>
          <msup>
            <mi>c</mi>
            <mrow>
              <mrow>
                <mo stretchy="false">−</mo>
                <mn>2</mn>
              </mrow>
              <mi>s</mi>
            </mrow>
          </msup>
        </mrow>
        <mo stretchy="false">+</mo>
        <mn>6</mn>
      </mrow>
      <mrow>
        <mrow>
          <munderover>
            <mo stretchy="false">∑</mo>
            <mrow>
              <mi>b</mi>
              <mo stretchy="false">=</mo>
              <mrow>
                <mi>y</mi>
                <mo stretchy="false">+</mo>
                <mn>1</mn>
              </mrow>
            </mrow>
            <mrow>
              <mo fence="true" stretchy="false">⌊</mo>
              <mrow>
                <msup>
                  <mi>n</mi>
                  <mfrac>
                    <mn>1</mn>
                    <mn>3</mn>
                  </mfrac>
                </msup>
              </mrow>
              <mo fence="true" stretchy="false">⌋</mo>
            </mrow>
          </munderover>
          <mrow>
            <munderover>
              <mo stretchy="false">∑</mo>
              <mrow>
                <mi>c</mi>
                <mo stretchy="false">=</mo>
                <mrow>
                  <mi>b</mi>
                  <mo stretchy="false">+</mo>
                  <mn>1</mn>
                </mrow>
              </mrow>
              <mrow>
                <mo fence="true" stretchy="false">⌊</mo>
                <mrow>
                  <msup>
                    <mrow>
                      <mo fence="true" stretchy="false">(</mo>
                      <mrow>
                        <mfrac>
                          <mi>n</mi>
                          <mi>b</mi>
                        </mfrac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row>
                <mo fence="true" stretchy="false">⌋</mo>
              </mrow>
            </munderover>
            <mrow>
              <munderover>
                <mo stretchy="false">∑</mo>
                <mrow>
                  <mi>d</mi>
                  <mo stretchy="false">=</mo>
                  <mrow>
                    <mi>c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row>
                        <mi>b</mi>
                        <mo stretchy="false">⋅</mo>
                        <mi>c</mi>
                      </mrow>
                    </mfrac>
                  </mrow>
                  <mo fence="true" stretchy="false">⌋</mo>
                </mrow>
              </munderover>
              <msup>
                <mi>b</mi>
                <mrow>
                  <mo stretchy="false">−</mo>
                  <mi>s</mi>
                </mrow>
              </msup>
            </mrow>
          </mrow>
        </mrow>
        <mo stretchy="false">⋅</mo>
        <msup>
          <mi>c</mi>
          <mrow>
            <mo stretchy="false">−</mo>
            <mi>s</mi>
          </mrow>
        </msup>
        <mo stretchy="false">⋅</mo>
        <msup>
          <mi>d</mi>
          <mrow>
            <mo stretchy="false">−</mo>
            <mi>s</mi>
          </mrow>
        </msup>
      </mrow>
    </mrow>
    <annotation encoding="StarMath 5.0">[%zeta(s,y+1)^3]_n = 

sum from b = y+1 to lfloor n^{1 over 3} rfloor b^{-3 s} + 

3 sum from b = y+1 to lfloor n^{1 over 3} rfloor sum from c=b+1 to lfloor n over b^2 rfloor b^{-2 s} cdot c^-s+ 

3 sum from b = y+1 to lfloor n^{1 over 3} rfloor sum from c=b+1 to lfloor (n over b)^{1 over 2} rfloor b^-s cdot c^{-2 s}+ 

6 sum from b = y+1 to lfloor n^{1 over 3} rfloor sum from c=b+1 to lfloor (n over b)^{1 over 2} rfloor sum from d=c+1 to lfloor n over {b cdot c} rfloor b^-s cdot c^-s cdot d^-s
</annotation>
  </semantics>
</math>
</file>

<file path=Object 4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b</mi>
              <mo stretchy="false">=</mo>
              <mrow>
                <mi>y</mi>
                <mo stretchy="false">+</mo>
                <mn>1</mn>
              </mrow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i>f</mi>
        </mrow>
      </mrow>
      <mrow>
        <mo fence="true" stretchy="false">(</mo>
        <mrow>
          <mi>b</mi>
        </mrow>
        <mo fence="true" stretchy="false">)</mo>
      </mrow>
    </mrow>
    <annotation encoding="StarMath 5.0">[f(y+1)]_n = sum from b = y+1 to lfloor n rfloor f(b) 
</annotation>
  </semantics>
</math>
</file>

<file path=Object 5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5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b</mi>
              <mo stretchy="false">=</mo>
              <mrow>
                <mi>y</mi>
                <mo stretchy="false">+</mo>
                <mn>1</mn>
              </mrow>
            </mrow>
            <mrow>
              <mo fence="true" stretchy="false">⌊</mo>
              <mrow>
                <msup>
                  <mi>n</mi>
                  <mfrac>
                    <mn>1</mn>
                    <mn>2</mn>
                  </mfrac>
                </msup>
              </mrow>
              <mo fence="true" stretchy="false">⌋</mo>
            </mrow>
          </munderover>
          <mi>f</mi>
        </mrow>
      </mrow>
      <mrow>
        <msup>
          <mrow>
            <mo fence="true" stretchy="false">(</mo>
            <mrow>
              <mi>b</mi>
            </mrow>
            <mo fence="true" stretchy="false">)</mo>
          </mrow>
          <mn>2</mn>
        </msup>
        <mo stretchy="false">+</mo>
        <mn>2</mn>
      </mrow>
      <mrow>
        <munderover>
          <mo stretchy="false">∑</mo>
          <mrow>
            <mi>b</mi>
            <mo stretchy="false">=</mo>
            <mrow>
              <mi>a</mi>
              <mo stretchy="false">+</mo>
              <mn>1</mn>
            </mrow>
          </mrow>
          <mrow>
            <mo fence="true" stretchy="false">⌊</mo>
            <mrow>
              <msup>
                <mi>n</mi>
                <mfrac>
                  <mn>1</mn>
                  <mn>2</mn>
                </mfrac>
              </msup>
            </mrow>
            <mo fence="true" stretchy="false">⌋</mo>
          </mrow>
        </munderover>
        <mi>f</mi>
      </mrow>
      <mrow>
        <mrow>
          <mo fence="true" stretchy="false">(</mo>
          <mrow>
            <mi>b</mi>
          </mrow>
          <mo fence="true" stretchy="false">)</mo>
        </mrow>
        <mo stretchy="false">⋅</mo>
        <mrow>
          <munderover>
            <mo stretchy="false">∑</mo>
            <mrow>
              <mi>c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i>b</mi>
                </mfrac>
              </mrow>
              <mo fence="true" stretchy="false">⌋</mo>
            </mrow>
          </munderover>
          <mi>f</mi>
        </mrow>
      </mrow>
      <mrow>
        <mo fence="true" stretchy="false">(</mo>
        <mrow>
          <mi>c</mi>
        </mrow>
        <mo fence="true" stretchy="false">)</mo>
      </mrow>
    </mrow>
    <annotation encoding="StarMath 5.0">[f(y+1)^2]_n = sum from b = y+1 to lfloor n^{1 over 2} rfloor f(b)^2 + 2 sum from b = a+1 to lfloor n^{1 over 2} rfloor f(b) cdot sum from c=b+1 to lfloor n over b rfloor f(c)
</annotation>
  </semantics>
</math>
</file>

<file path=Object 5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b</mi>
              <mo stretchy="false">=</mo>
              <mrow>
                <mi>y</mi>
                <mo stretchy="false">+</mo>
                <mn>1</mn>
              </mrow>
            </mrow>
            <mrow>
              <mo fence="true" stretchy="false">⌊</mo>
              <mrow>
                <msup>
                  <mi>n</mi>
                  <mfrac>
                    <mn>1</mn>
                    <mn>3</mn>
                  </mfrac>
                </msup>
              </mrow>
              <mo fence="true" stretchy="false">⌋</mo>
            </mrow>
          </munderover>
          <mi>f</mi>
        </mrow>
      </mrow>
      <mrow>
        <msup>
          <mrow>
            <mo fence="true" stretchy="false">(</mo>
            <mrow>
              <mi>b</mi>
            </mrow>
            <mo fence="true" stretchy="false">)</mo>
          </mrow>
          <mn>3</mn>
        </msup>
        <mo stretchy="false">+</mo>
        <mn>3</mn>
      </mrow>
      <mrow>
        <munderover>
          <mo stretchy="false">∑</mo>
          <mrow>
            <mi>b</mi>
            <mo stretchy="false">=</mo>
            <mrow>
              <mi>y</mi>
              <mo stretchy="false">+</mo>
              <mn>1</mn>
            </mrow>
          </mrow>
          <mrow>
            <mo fence="true" stretchy="false">⌊</mo>
            <mrow>
              <msup>
                <mi>n</mi>
                <mfrac>
                  <mn>1</mn>
                  <mn>3</mn>
                </mfrac>
              </msup>
            </mrow>
            <mo fence="true" stretchy="false">⌋</mo>
          </mrow>
        </munderover>
        <mrow>
          <munderover>
            <mo stretchy="false">∑</mo>
            <mrow>
              <mi>c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sup>
                    <mi>b</mi>
                    <mn>2</mn>
                  </msup>
                </mfrac>
              </mrow>
              <mo fence="true" stretchy="false">⌋</mo>
            </mrow>
          </munderover>
          <mi>f</mi>
        </mrow>
      </mrow>
      <mrow>
        <msup>
          <mrow>
            <mo fence="true" stretchy="false">(</mo>
            <mrow>
              <mi>b</mi>
            </mrow>
            <mo fence="true" stretchy="false">)</mo>
          </mrow>
          <mn>2</mn>
        </msup>
        <mo stretchy="false">⋅</mo>
        <mi>f</mi>
      </mrow>
      <mrow>
        <mrow>
          <mo fence="true" stretchy="false">(</mo>
          <mrow>
            <mi>c</mi>
          </mrow>
          <mo fence="true" stretchy="false">)</mo>
        </mrow>
        <mo stretchy="false">+</mo>
        <mn>3</mn>
      </mrow>
      <mrow>
        <munderover>
          <mo stretchy="false">∑</mo>
          <mrow>
            <mi>b</mi>
            <mo stretchy="false">=</mo>
            <mrow>
              <mi>y</mi>
              <mo stretchy="false">+</mo>
              <mn>1</mn>
            </mrow>
          </mrow>
          <mrow>
            <mo fence="true" stretchy="false">⌊</mo>
            <mrow>
              <msup>
                <mi>n</mi>
                <mfrac>
                  <mn>1</mn>
                  <mn>3</mn>
                </mfrac>
              </msup>
            </mrow>
            <mo fence="true" stretchy="false">⌋</mo>
          </mrow>
        </munderover>
        <mrow>
          <munderover>
            <mo stretchy="false">∑</mo>
            <mrow>
              <mi>c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sup>
                  <mrow>
                    <mo fence="true" stretchy="false">(</mo>
                    <mrow>
                      <mfrac>
                        <mi>n</mi>
                        <mi>b</mi>
                      </mfrac>
                    </mrow>
                    <mo fence="true" stretchy="false">)</mo>
                  </mrow>
                  <mfrac>
                    <mn>1</mn>
                    <mn>2</mn>
                  </mfrac>
                </msup>
              </mrow>
              <mo fence="true" stretchy="false">⌋</mo>
            </mrow>
          </munderover>
          <mi>f</mi>
        </mrow>
      </mrow>
      <mrow>
        <mrow>
          <mo fence="true" stretchy="false">(</mo>
          <mrow>
            <mi>b</mi>
          </mrow>
          <mo fence="true" stretchy="false">)</mo>
        </mrow>
        <mo stretchy="false">⋅</mo>
        <mi>f</mi>
      </mrow>
      <mrow>
        <msup>
          <mrow>
            <mo fence="true" stretchy="false">(</mo>
            <mrow>
              <mi>c</mi>
            </mrow>
            <mo fence="true" stretchy="false">)</mo>
          </mrow>
          <mn>2</mn>
        </msup>
        <mo stretchy="false">+</mo>
        <mn>6</mn>
      </mrow>
      <mrow>
        <munderover>
          <mo stretchy="false">∑</mo>
          <mrow>
            <mi>b</mi>
            <mo stretchy="false">=</mo>
            <mrow>
              <mi>y</mi>
              <mo stretchy="false">+</mo>
              <mn>1</mn>
            </mrow>
          </mrow>
          <mrow>
            <mo fence="true" stretchy="false">⌊</mo>
            <mrow>
              <msup>
                <mi>n</mi>
                <mfrac>
                  <mn>1</mn>
                  <mn>3</mn>
                </mfrac>
              </msup>
            </mrow>
            <mo fence="true" stretchy="false">⌋</mo>
          </mrow>
        </munderover>
        <mrow>
          <munderover>
            <mo stretchy="false">∑</mo>
            <mrow>
              <mi>c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sup>
                  <mrow>
                    <mo fence="true" stretchy="false">(</mo>
                    <mrow>
                      <mfrac>
                        <mi>n</mi>
                        <mi>b</mi>
                      </mfrac>
                    </mrow>
                    <mo fence="true" stretchy="false">)</mo>
                  </mrow>
                  <mfrac>
                    <mn>1</mn>
                    <mn>2</mn>
                  </mfrac>
                </msup>
              </mrow>
              <mo fence="true" stretchy="false">⌋</mo>
            </mrow>
          </munderover>
          <mrow>
            <munderover>
              <mo stretchy="false">∑</mo>
              <mrow>
                <mi>d</mi>
                <mo stretchy="false">=</mo>
                <mrow>
                  <mi>c</mi>
                  <mo stretchy="false">+</mo>
                  <mn>1</mn>
                </mrow>
              </mrow>
              <mrow>
                <mo fence="true" stretchy="false">⌊</mo>
                <mrow>
                  <mfrac>
                    <mi>n</mi>
                    <mrow>
                      <mi>b</mi>
                      <mo stretchy="false">⋅</mo>
                      <mi>c</mi>
                    </mrow>
                  </mfrac>
                </mrow>
                <mo fence="true" stretchy="false">⌋</mo>
              </mrow>
            </munderover>
            <mi>f</mi>
          </mrow>
        </mrow>
      </mrow>
      <mrow>
        <mrow>
          <mo fence="true" stretchy="false">(</mo>
          <mrow>
            <mi>b</mi>
          </mrow>
          <mo fence="true" stretchy="false">)</mo>
        </mrow>
        <mo stretchy="false">⋅</mo>
        <mi>f</mi>
      </mrow>
      <mrow>
        <mrow>
          <mo fence="true" stretchy="false">(</mo>
          <mrow>
            <mi>c</mi>
          </mrow>
          <mo fence="true" stretchy="false">)</mo>
        </mrow>
        <mo stretchy="false">⋅</mo>
        <mi>f</mi>
      </mrow>
      <mrow>
        <mo fence="true" stretchy="false">(</mo>
        <mrow>
          <mi>d</mi>
        </mrow>
        <mo fence="true" stretchy="false">)</mo>
      </mrow>
    </mrow>
    <annotation encoding="StarMath 5.0">[f(y+1)^3]_n = 

sum from b = y+1 to lfloor n^{1 over 3} rfloor f(b)^3 + 

3 sum from b = y+1 to lfloor n^{1 over 3} rfloor sum from c=b+1 to lfloor n over b^2 rfloor f(b)^2 cdot f(c)+ 

3 sum from b = y+1 to lfloor n^{1 over 3} rfloor sum from c=b+1 to lfloor (n over b)^{1 over 2} rfloor f(b) cdot f(c)^2+ 

6 sum from b = y+1 to lfloor n^{1 over 3} rfloor sum from c=b+1 to lfloor (n over b)^{1 over 2} rfloor sum from d=c+1 to lfloor n over {b cdot c} rfloor f(b) cdot f(c) cdot f(d)
</annotation>
  </semantics>
</math>
</file>

<file path=Object 52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i>a</mi>
          </mrow>
          <mrow>
            <mo stretchy="false">⌊</mo>
            <mrow>
              <mi>n</mi>
            </mrow>
            <mo stretchy="false">⌋</mo>
          </mrow>
        </munderover>
        <mi>f</mi>
      </mrow>
      <mrow>
        <mo stretchy="false">(</mo>
        <mrow>
          <mi>j</mi>
        </mrow>
        <mo stretchy="false">)</mo>
      </mrow>
    </mrow>
    <annotation encoding="StarMath 5.0">sum from j = a to lfloor n rfloor f(j)</annotation>
  </semantics>
</math>
</file>

<file path=Object 53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54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5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56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i>a</mi>
        </mrow>
        <mrow>
          <mo fence="true" stretchy="false">⌊</mo>
          <mrow>
            <mi>n</mi>
          </mrow>
          <mo fence="true" stretchy="false">⌋</mo>
        </mrow>
      </munderover>
      <msup>
        <mi>j</mi>
        <mrow>
          <mo stretchy="false">−</mo>
          <mi>s</mi>
        </mrow>
      </msup>
    </mrow>
    <annotation encoding="StarMath 5.0">sum from j = a to lfloor n rfloor j^-s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row>
                  <mo fence="true" stretchy="false">(</mo>
                  <mrow>
                    <mtable>
                      <mtr>
                        <mtd>
                          <mi>k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</mrow>
            <mrow>
              <munderover>
                <mo stretchy="false">∑</mo>
                <mrow>
                  <mi>m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i>k</mi>
                      </mfrac>
                    </msup>
                  </mrow>
                  <mo fence="true" stretchy="false">⌋</mo>
                </mrow>
              </munderover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i>m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i>j</mi>
                        </mrow>
                      </msup>
                    </mrow>
                  </mrow>
                  <mo fence="true" stretchy="false">]</mo>
                </mrow>
                <mrow>
                  <mi>n</mi>
                  <mo stretchy="false">⋅</mo>
                  <msup>
                    <mi>m</mi>
                    <mrow>
                      <mo stretchy="false">−</mo>
                      <mi>j</mi>
                    </mrow>
                  </msup>
                </mrow>
              </msub>
            </mrow>
            <mtext/>
          </mrow>
        </mtd>
      </mtr>
      <mtr>
        <mtd>
          <mrow>
            <mrow>
              <msub>
                <mrow>
                  <mo fence="true" stretchy="false">[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n>0,</mn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row>
                  <mo fence="true" stretchy="false">⌊</mo>
                  <mrow>
                    <mi>n</mi>
                  </mrow>
                  <mo fence="true" stretchy="false">⌋</mo>
                </mrow>
                <mo stretchy="false">−</mo>
                <mi>y</mi>
              </mrow>
            </mrow>
            <mtext/>
          </mrow>
        </mtd>
      </mtr>
      <mtr>
        <mtd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0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sub>
                <mn>1</mn>
                <mrow>
                  <mtext>[</mtext>
                  <mn>1,</mn>
                  <mi mathvariant="normal">∞</mi>
                  <mtext>)</mtext>
                </mrow>
              </msub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</mtable>
    <annotation encoding="StarMath 5.0">[%zeta(0,y+1)^k]_n = sum from j = 1 to k (binom{k}{j}) sum from m = y+1 to lfloor n^{1 over k} rfloor [%zeta(0,m+1)^{k-j}]_{n cdot m^-j}
"" newline [%zeta(0,y+1)]_n = lfloor n rfloor -y
"" newline [%zeta(0,y+1)^0]_n = 1_{"["1,infinity")"}(n)
</annotation>
  </semantics>
</math>
</file>

<file path=Object 5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,1</mn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0,1)^k]_n</annotation>
  </semantics>
</math>
</file>

<file path=Object 5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0)^k]_n</annotation>
  </semantics>
</math>
</file>

<file path=Object 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6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6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62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row>
                            <mn>0,</mn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0</mn>
                    </msup>
                  </mrow>
                </mrow>
                <mo fence="true" stretchy="false">]</mo>
              </mrow>
              <mo stretchy="false">=</mo>
              <msub>
                <mn>1</mn>
                <mrow>
                  <mtext>[</mtext>
                  <mn>1,</mn>
                  <mi mathvariant="normal">∞</mi>
                  <mtext>)</mtext>
                </mrow>
              </msub>
            </mrow>
            <mrow>
              <mo fence="true" stretchy="false">(</mo>
              <mrow>
                <mi>n</mi>
              </mrow>
              <mo fence="true" stretchy="false">)</mo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n>0,</mn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row>
                  <mo fence="true" stretchy="false">⌊</mo>
                  <mrow>
                    <mi>n</mi>
                  </mrow>
                  <mo fence="true" stretchy="false">⌋</mo>
                </mrow>
                <mo stretchy="false">−</mo>
                <mi>y</mi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sup>
                  <mi>y</mi>
                  <mn>2</mn>
                </msup>
                <mo stretchy="false">−</mo>
                <msup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2</mn>
                        </mfrac>
                      </msup>
                    </mrow>
                    <mo fence="true" stretchy="false">⌋</mo>
                  </mrow>
                  <mn>2</mn>
                </msup>
                <mo stretchy="false">+</mo>
                <mn>2</mn>
              </mrow>
            </mrow>
            <mrow>
              <munderover>
                <mo stretchy="false">∑</mo>
                <mrow>
                  <mi>b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underover>
              <mrow>
                <mo fence="true" stretchy="false">⌊</mo>
                <mrow>
                  <mfrac>
                    <mi>n</mi>
                    <mi>b</mi>
                  </mfrac>
                </mrow>
                <mo fence="true" stretchy="false">⌋</mo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text/>
                <mo stretchy="false">−</mo>
                <msup>
                  <mi>y</mi>
                  <mn>3</mn>
                </msup>
                <mo stretchy="false">+</mo>
                <msup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3</mn>
                        </mfrac>
                      </msup>
                    </mrow>
                    <mo fence="true" stretchy="false">⌋</mo>
                  </mrow>
                  <mn>3</mn>
                </msup>
                <mo stretchy="false">+</mo>
                <mn>3</mn>
              </mrow>
            </mrow>
            <mrow>
              <mrow>
                <munderover>
                  <mo stretchy="false">∑</mo>
                  <mrow>
                    <mi>b</mi>
                    <mo stretchy="false">=</mo>
                    <mrow>
                      <mi>y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3</mn>
                        </mfrac>
                      </msup>
                    </mrow>
                    <mo fence="true" stretchy="false">⌋</mo>
                  </mrow>
                </munderover>
                <mrow>
                  <mo fence="true" stretchy="false">⌊</mo>
                  <mrow>
                    <mfrac>
                      <mi>n</mi>
                      <msup>
                        <mi>b</mi>
                        <mn>2</mn>
                      </msup>
                    </mfrac>
                  </mrow>
                  <mo fence="true" stretchy="false">⌋</mo>
                </mrow>
              </mrow>
              <mo stretchy="false">−</mo>
              <mn>3</mn>
            </mrow>
            <mrow>
              <mrow>
                <munderover>
                  <mo stretchy="false">∑</mo>
                  <mrow>
                    <mi>b</mi>
                    <mo stretchy="false">=</mo>
                    <mrow>
                      <mi>y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3</mn>
                        </mfrac>
                      </msup>
                    </mrow>
                    <mo fence="true" stretchy="false">⌋</mo>
                  </mrow>
                </munderover>
                <msup>
                  <mrow>
                    <mo fence="true" stretchy="false">⌊</mo>
                    <mrow>
                      <msup>
                        <mrow>
                          <mo fence="true" stretchy="false">(</mo>
                          <mrow>
                            <mfrac>
                              <mi>n</mi>
                              <mi>b</mi>
                            </mfrac>
                          </mrow>
                          <mo fence="true" stretchy="false">)</mo>
                        </mrow>
                        <mfrac>
                          <mn>1</mn>
                          <mn>2</mn>
                        </mfrac>
                      </msup>
                    </mrow>
                    <mo fence="true" stretchy="false">⌋</mo>
                  </mrow>
                  <mn>2</mn>
                </msup>
              </mrow>
              <mo stretchy="false">+</mo>
              <mn>6</mn>
            </mrow>
            <mrow>
              <munderover>
                <mo stretchy="false">∑</mo>
                <mrow>
                  <mi>b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n>3</mn>
                      </mfrac>
                    </msup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c</mi>
                    <mo stretchy="false">=</mo>
                    <mrow>
                      <mi>b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sup>
                        <mrow>
                          <mo fence="true" stretchy="false">(</mo>
                          <mrow>
                            <mfrac>
                              <mi>n</mi>
                              <mi>b</mi>
                            </mfrac>
                          </mrow>
                          <mo fence="true" stretchy="false">)</mo>
                        </mrow>
                        <mfrac>
                          <mn>1</mn>
                          <mn>2</mn>
                        </mfrac>
                      </msup>
                    </mrow>
                    <mo fence="true" stretchy="false">⌋</mo>
                  </mrow>
                </munderover>
                <mrow>
                  <mo fence="true" stretchy="false">⌊</mo>
                  <mrow>
                    <mfrac>
                      <mi>n</mi>
                      <mrow>
                        <mi>b</mi>
                        <mi>c</mi>
                      </mrow>
                    </mfrac>
                  </mrow>
                  <mo fence="true" stretchy="false">⌋</mo>
                </mrow>
              </mrow>
            </mrow>
          </mrow>
        </mtd>
      </mtr>
    </mtable>
    <annotation encoding="StarMath 5.0">"" [%zeta(0,y+1)^0] = 1_{"["1,infinity")"}(n)
"" newline "" [%zeta(0,y+1)]_n = lfloor n rfloor -y
"" newline "" [%zeta(0,y+1)^2]_n = y^2 - lfloor n^{1 over 2} rfloor ^2 + 2 sum from b = y+1 to lfloor n^{1 over 2} rfloor lfloor n over b rfloor

"" newline "" [%zeta(0,y+1)^3]_n = ""
-y^3 + lfloor n^{1 over 3} rfloor ^3 
+ 3 sum from b = y+1 to lfloor n^{1 over 3} rfloor lfloor n over b^2 rfloor
- 3 sum from b = y+1 to lfloor n^{1 over 3} rfloor lfloor (n over b)^{1 over 2} rfloor^2
+ 6 sum from b = y+1 to lfloor n^{1 over 3} rfloor sum from c = b+1 to lfloor (n over b)^{1 over 2} rfloor lfloor n over {b c} rfloor</annotation>
  </semantics>
</math>
</file>

<file path=Object 6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,2</mn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0,2)^k]_n</annotation>
  </semantics>
</math>
</file>

<file path=Object 6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6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,2</mn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[%zeta(0)^z]_n = sum from k = 0 to{lfloor log_2 n rfloor} (binom{z}{k})[%zeta(0,2)^k]_n</annotation>
  </semantics>
</math>
</file>

<file path=Object 66/content.xml><?xml version="1.0" encoding="utf-8"?>
<math xmlns="http://www.w3.org/1998/Math/MathML" display="block">
  <semantics>
    <mrow>
      <mi>M</mi>
      <mrow>
        <mrow>
          <mo fence="true" stretchy="false">(</mo>
          <mrow>
            <mi>n</mi>
          </mrow>
          <mo fence="true" stretchy="false">)</mo>
        </mrow>
        <mo stretchy="false">=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n</mi>
        </msub>
      </mrow>
    </mrow>
    <annotation encoding="StarMath 5.0">M(n)=[%zeta(0)^{-1}]_n</annotation>
  </semantics>
</math>
</file>

<file path=Object 67/content.xml><?xml version="1.0" encoding="utf-8"?>
<math xmlns="http://www.w3.org/1998/Math/MathML" display="block">
  <semantics>
    <mrow>
      <mi>M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,2</mn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M(n) = sum from k = 0 to lfloor log_2 n rfloor {(-1)^{k} } [%zeta(0,2)^k]_n
</annotation>
  </semantics>
</math>
</file>

<file path=Object 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,2</mn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%PI(n) = sum from k = 1 to lfloor log_2 n rfloor {(-1)^{k+1} over k } [%zeta(0,2)^k]_n
</annotation>
  </semantics>
</math>
</file>

<file path=Object 6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2</mn>
            </mrow>
          </munder>
          <mfrac>
            <mrow>
              <mi mathvariant="normal">Λ</mi>
              <mrow>
                <mo fence="true" stretchy="false">(</mo>
                <mrow>
                  <mi>j</mi>
                </mrow>
                <mo fence="true" stretchy="false">)</mo>
              </mrow>
            </mrow>
            <mrow>
              <mi>log</mi>
              <mi>j</mi>
            </mrow>
          </mfrac>
        </mrow>
      </mrow>
      <msub>
        <mrow>
          <mo fence="true" stretchy="false">[</mo>
          <mrow>
            <mrow>
              <mi>log</mi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</mrow>
          <mo fence="true" stretchy="false">]</mo>
        </mrow>
        <mrow>
          <mi>n</mi>
          <msup>
            <mi>j</mi>
            <mrow>
              <mo stretchy="false">−</mo>
              <mn>1</mn>
            </mrow>
          </msup>
        </mrow>
      </msub>
    </mrow>
    <annotation encoding="StarMath 5.0">[log %zeta(0)^k]_n = sum from j = 2 {{%LAMBDA(j)}over{log j}}[log %zeta(0)^{k-1}]_{n j^-1}

</annotation>
  </semantics>
</math>
</file>

<file path=Object 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7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j</mi>
              </msup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row>
                <msub>
                  <mi>log</mi>
                  <mn>2</mn>
                </msub>
                <mi>n</mi>
              </mrow>
            </mrow>
            <mo fence="true" stretchy="false">⌋</mo>
          </mrow>
        </munderover>
        <mrow>
          <mrow>
            <mo fence="true" stretchy="false">(</mo>
            <mrow>
              <mrow>
                <mrow>
                  <munder>
                    <mi>lim</mi>
                    <mrow>
                      <mi>y</mi>
                      <mo stretchy="false">→</mo>
                      <mn>0</mn>
                    </mrow>
                  </munder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y</mi>
                        <mi>k</mi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log</mi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)</mo>
          </mrow>
          <mo stretchy="false">⋅</mo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,2</mn>
                      </mrow>
                      <mo fence="true" stretchy="false">)</mo>
                    </mrow>
                    <mi>k</mi>
                  </msup>
                </mrow>
              </mrow>
              <mo fence="true" stretchy="false">]</mo>
            </mrow>
            <mi>n</mi>
          </msub>
        </mrow>
      </mrow>
    </mrow>
    <annotation encoding="StarMath 5.0">[log %zeta(0)^j]_n = sum from k = 0 to{lfloor log_2 n rfloor} { (lim from {y rightarrow 0}{{partial^k}over{partial y^k}}(log (1+y))^j) cdot [%zeta(0,2)^k]_n}</annotation>
  </semantics>
</math>
</file>

<file path=Object 7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72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n)</annotation>
  </semantics>
</math>
</file>

<file path=Object 73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log %zeta(0)^k]_n</annotation>
  </semantics>
</math>
</file>

<file path=Object 7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75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log n)</annotation>
  </semantics>
</math>
</file>

<file path=Object 76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7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7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7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80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log %zeta(0)^k]_n</annotation>
  </semantics>
</math>
</file>

<file path=Object 81/content.xml><?xml version="1.0" encoding="utf-8"?>
<math xmlns="http://www.w3.org/1998/Math/MathML" display="block">
  <semantics>
    <mrow>
      <mi>O</mi>
      <mrow>
        <mo fence="true" stretchy="false">(</mo>
        <mrow>
          <mrow>
            <msub>
              <mi>log</mi>
              <mn>2</mn>
            </msub>
            <mi>n</mi>
          </mrow>
        </mrow>
        <mo fence="true" stretchy="false">)</mo>
      </mrow>
    </mrow>
    <annotation encoding="StarMath 5.0">O(log_2 n)</annotation>
  </semantics>
</math>
</file>

<file path=Object 8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8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row>
                  <mn>0,</mn>
                  <mi>y</mi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%zeta(0,y)]_n</annotation>
  </semantics>
</math>
</file>

<file path=Object 84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frac>
              <mn>4</mn>
              <mn>5</mn>
            </mfrac>
          </msup>
        </mrow>
        <mo fence="true" stretchy="false">)</mo>
      </mrow>
    </mrow>
    <annotation encoding="StarMath 5.0">O(n^{4 over 5}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i>log</mi>
          <mi>n</mi>
        </mrow>
        <mo stretchy="false">)</mo>
      </mrow>
    </mrow>
    <annotation encoding="StarMath 5.0">O(log n)</annotation>
  </semantics>
</math>
</file>